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872in"/>
    </style:style>
    <style:style style:name="co7" style:family="table-column">
      <style:table-column-properties fo:break-before="auto" style:column-width="0.8602in"/>
    </style:style>
    <style:style style:name="co8" style:family="table-column">
      <style:table-column-properties fo:break-before="auto" style:column-width="1.0043in"/>
    </style:style>
    <style:style style:name="co9" style:family="table-column">
      <style:table-column-properties fo:break-before="auto" style:column-width="1.0402in"/>
    </style:style>
    <style:style style:name="co10" style:family="table-column">
      <style:table-column-properties fo:break-before="auto" style:column-width="1.02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808080" fo:border="0.0008in solid #000000"/>
    </style:style>
    <style:style style:name="ce3" style:family="table-cell" style:parent-style-name="Default">
      <style:table-cell-properties fo:background-color="#808080" fo:border="0.0555in solid #000000"/>
    </style:style>
    <style:style style:name="ce4" style:family="table-cell" style:parent-style-name="Default">
      <style:table-cell-properties fo:background-color="#ccccff" fo:border="0.0555in solid #000000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666666" fo:border="0.0008in solid #000000"/>
    </style:style>
    <style:style style:name="ce7" style:family="table-cell" style:parent-style-name="Default">
      <style:table-cell-properties fo:border="0.0555in solid #000000"/>
    </style:style>
    <style:style style:name="ce8" style:family="table-cell" style:parent-style-name="Default">
      <style:table-cell-properties fo:background-color="#ff9966" fo:border="0.0555in solid #000000"/>
    </style:style>
    <style:style style:name="ce9" style:family="table-cell" style:parent-style-name="Default">
      <style:table-cell-properties fo:background-color="transparent" fo:border="0.0555in solid #000000"/>
    </style:style>
    <style:style style:name="ce10" style:family="table-cell" style:parent-style-name="Default">
      <style:table-cell-properties fo:background-color="transparent" fo:border="0.0555in solid #000000"/>
      <style:text-properties style:font-name="Nimbus Sans L" style:font-name-asian="Nimbus Sans L1" style:font-name-complex="Nimbus Sans L1"/>
    </style:style>
    <style:style style:name="ce11" style:family="table-cell" style:parent-style-name="Default">
      <style:table-cell-properties fo:border="0.0555in solid #000000"/>
      <style:text-properties style:font-name="Nimbus Sans L" style:font-name-asian="Nimbus Sans L1" style:font-name-complex="Nimbus Sans L1"/>
    </style:style>
    <style:style style:name="ce12" style:family="table-cell" style:parent-style-name="Default">
      <style:table-cell-properties fo:border-bottom="none" fo:background-color="#ccccff" fo:border-left="none" fo:border-right="0.0346in solid #000000" fo:border-top="none"/>
    </style:style>
    <style:style style:name="ce13" style:family="table-cell" style:parent-style-name="Default">
      <style:table-cell-properties fo:background-color="#ff9966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0.0346in solid #000000" fo:background-color="#ccccff" fo:border-left="none" fo:border-right="none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fo:min-height="0.618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fo:min-height="0.41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fo:min-height="1.4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Assig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6"/>
        <table:table-column table:style-name="co1" table:number-columns-repeated="3" table:default-cell-style-name="ce7"/>
        <table:table-column table:style-name="co1" table:number-columns-repeated="10" table:default-cell-style-name="ce6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default-cell-style-name="ce7"/>
        <table:table-column table:style-name="co7" table:default-cell-style-name="ce7"/>
        <table:table-column table:style-name="co1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row table:style-name="ro1">
          <table:table-cell office:value-type="string">
            <text:p>Width checks that make assignment legal</text:p>
          </table:table-cell>
          <table:table-cell table:style-name="Default" table:number-columns-repeated="26"/>
        </table:table-row>
        <table:table-row table:style-name="ro1">
          <table:table-cell office:value-type="string">
            <text:p>Combinations of LHS and RHS</text:p>
          </table:table-cell>
          <table:table-cell table:style-name="Default"/>
          <table:table-cell table:style-name="ce5" table:number-columns-repeated="25"/>
        </table:table-row>
        <table:table-row table:style-name="ro1">
          <table:table-cell office:value-type="string">
            <text:p>assign statement</text:p>
          </table:table-cell>
          <table:table-cell table:style-name="ce1"/>
          <table:table-cell table:number-columns-repeated="25" table:style-name="ce2" office:value-type="string">
            <text:p>RHS </text:p>
          </table:table-cell>
        </table:table-row>
        <table:table-row table:style-name="ro1">
          <table:table-cell/>
          <table:table-cell table:style-name="ce1"/>
          <table:table-cell table:style-name="ce2" office:value-type="string">
            <text:p>s</text:p>
          </table:table-cell>
          <table:table-cell table:style-name="ce2" office:value-type="string">
            <text:p>sg.s</text:p>
          </table:table-cell>
          <table:table-cell table:style-name="ce2" office:value-type="string">
            <text:p>sg.sg.s</text:p>
          </table:table-cell>
          <table:table-cell table:style-name="ce3" office:value-type="string">
            <text:p>s.ps</text:p>
          </table:table-cell>
          <table:table-cell table:style-name="ce3" office:value-type="string">
            <text:p>sg.s.ps</text:p>
          </table:table-cell>
          <table:table-cell table:style-name="ce3" office:value-type="string">
            <text:p>sg.sg.s.ps</text:p>
          </table:table-cell>
          <table:table-cell table:style-name="ce2" office:value-type="string">
            <text:p>sg</text:p>
          </table:table-cell>
          <table:table-cell table:style-name="ce2" office:value-type="string">
            <text:p>sg.sg</text:p>
          </table:table-cell>
          <table:table-cell table:style-name="ce2" office:value-type="string">
            <text:p>ifc</text:p>
          </table:table-cell>
          <table:table-cell table:style-name="ce2" office:value-type="string">
            <text:p>ifc.ifc</text:p>
          </table:table-cell>
          <table:table-cell table:style-name="ce2" office:value-type="string">
            <text:p>p – input</text:p>
          </table:table-cell>
          <table:table-cell table:style-name="ce2" office:value-type="string">
            <text:p>c – input</text:p>
          </table:table-cell>
          <table:table-cell table:style-name="ce2" office:value-type="string">
            <text:p>p – output</text:p>
          </table:table-cell>
          <table:table-cell table:style-name="ce2" office:value-type="string">
            <text:p>c – output</text:p>
          </table:table-cell>
          <table:table-cell table:style-name="ce2" office:value-type="string">
            <text:p>p – inout</text:p>
          </table:table-cell>
          <table:table-cell table:style-name="ce2" office:value-type="string">
            <text:p>c – inout</text:p>
          </table:table-cell>
          <table:table-cell table:style-name="ce3" office:value-type="string">
            <text:p>p – input ps</text:p>
          </table:table-cell>
          <table:table-cell table:style-name="ce3" office:value-type="string">
            <text:p>c – input ps</text:p>
          </table:table-cell>
          <table:table-cell table:style-name="ce3" office:value-type="string">
            <text:p>p – output ps</text:p>
          </table:table-cell>
          <table:table-cell table:style-name="ce3" office:value-type="string">
            <text:p>c – output ps</text:p>
          </table:table-cell>
          <table:table-cell table:style-name="ce3" office:value-type="string">
            <text:p>p – inout ps</text:p>
          </table:table-cell>
          <table:table-cell table:style-name="ce3" office:value-type="string">
            <text:p>c – inout ps</text:p>
          </table:table-cell>
          <table:table-cell table:style-name="ce4" office:value-type="string">
            <text:p>op expr</text:p>
          </table:table-cell>
          <table:table-cell table:style-name="ce4" office:value-type="string">
            <text:p>concat expr</text:p>
          </table:table-cell>
          <table:table-cell table:style-name="ce4" office:value-type="string">
            <text:p>rep expr</text:p>
          </table:table-cell>
        </table:table-row>
        <table:table-row table:style-name="ro2">
          <table:table-cell office:value-type="string">
            <text:p>LHS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7354in" svg:y="0.2866in" draw:caption-point-x="-5.7354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6.4673in" svg:y="0.2866in" draw:caption-point-x="-6.4673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office:annotation draw:style-name="gr1" draw:text-style-name="P2" svg:width="1.1413in" svg:height="1.3146in" svg:x="14.7996in" svg:y="0.2866in" draw:caption-point-x="-14.7996in" draw:caption-point-y="-0.2866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5.7161in" svg:y="0.2866in" draw:caption-point-x="-15.7161in" draw:caption-point-y="-0.2866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9831in" svg:y="0.287in" draw:caption-point-x="-15.9831in" draw:caption-point-y="-0.287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0.2866in" draw:caption-point-x="-17.4902in" draw:caption-point-y="-0.2866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0.2866in" draw:caption-point-x="-18.3472in" draw:caption-point-y="-0.2866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8.1791in" svg:y="0.287in" draw:caption-point-x="-18.1791in" draw:caption-point-y="-0.287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5205in" svg:x="20.0795in" svg:y="0.2866in" draw:caption-point-x="-20.0795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1.1413in" svg:height="1.5205in" svg:x="21.1161in" svg:y="0.287in" draw:caption-point-x="-21.1161in" draw:caption-point-y="-0.287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1" draw:text-style-name="P2" svg:width="1.1413in" svg:height="1.5205in" svg:x="22.1402in" svg:y="0.287in" draw:caption-point-x="-22.1402in" draw:caption-point-y="-0.287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R*wr</text:p>
          </table:table-cell>
        </table:table-row>
        <table:table-row table:style-name="ro2">
          <table:table-cell office:value-type="string">
            <text:p>LHS</text:p>
          </table:table-cell>
          <table:table-cell office:value-type="string">
            <text:p>sg.s</text:p>
          </table:table-cell>
          <table:table-cell table:number-columns-repeated="3"/>
          <table:table-cell office:value-type="string">
            <office:annotation draw:style-name="gr1" draw:text-style-name="P2" svg:width="1.1413in" svg:height="1.3146in" svg:x="5.0035in" svg:y="0.5154in" draw:caption-point-x="-5.0035in" draw:caption-point-y="-0.515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7354in" svg:y="0.5154in" draw:caption-point-x="-5.7354in" draw:caption-point-y="-0.515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6.4673in" svg:y="0.5154in" draw:caption-point-x="-6.4673in" draw:caption-point-y="-0.515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office:annotation draw:style-name="gr1" draw:text-style-name="P2" svg:width="1.1413in" svg:height="1.3146in" svg:x="14.7996in" svg:y="0.5154in" draw:caption-point-x="-14.7996in" draw:caption-point-y="-0.515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5.7161in" svg:y="0.5059in" draw:caption-point-x="-15.7161in" draw:caption-point-y="-0.5059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9831in" svg:y="0.5063in" draw:caption-point-x="-15.9831in" draw:caption-point-y="-0.5063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0.5154in" draw:caption-point-x="-17.4902in" draw:caption-point-y="-0.515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0.5154in" draw:caption-point-x="-18.3472in" draw:caption-point-y="-0.515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8.1791in" svg:y="0.5063in" draw:caption-point-x="-18.1791in" draw:caption-point-y="-0.5063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2.2831in" svg:height="0.9028in" svg:x="20.0795in" svg:y="0.5059in" draw:caption-point-x="-20.0795in" draw:caption-point-y="-0.505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2.2831in" svg:height="0.9028in" svg:x="21.1161in" svg:y="0.5059in" draw:caption-point-x="-21.1161in" draw:caption-point-y="-0.505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1" draw:text-style-name="P2" svg:width="2.2831in" svg:height="0.9028in" svg:x="22.1402in" svg:y="0.5059in" draw:caption-point-x="-22.1402in" draw:caption-point-y="-0.505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R*wr</text:p>
          </table:table-cell>
        </table:table-row>
        <table:table-row table:style-name="ro2">
          <table:table-cell office:value-type="string">
            <text:p>LHS</text:p>
          </table:table-cell>
          <table:table-cell office:value-type="string">
            <text:p>sg.sg.s</text:p>
          </table:table-cell>
          <table:table-cell table:number-columns-repeated="3"/>
          <table:table-cell office:value-type="string">
            <office:annotation draw:style-name="gr1" draw:text-style-name="P2" svg:width="1.1413in" svg:height="1.3146in" svg:x="5.0035in" svg:y="0.7445in" draw:caption-point-x="-5.0035in" draw:caption-point-y="-0.744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7354in" svg:y="0.7445in" draw:caption-point-x="-5.7354in" draw:caption-point-y="-0.744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6.4673in" svg:y="0.7445in" draw:caption-point-x="-6.4673in" draw:caption-point-y="-0.744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office:annotation draw:style-name="gr1" draw:text-style-name="P2" svg:width="1.1413in" svg:height="1.3146in" svg:x="14.7996in" svg:y="0.7445in" draw:caption-point-x="-14.7996in" draw:caption-point-y="-0.744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5.7161in" svg:y="0.7252in" draw:caption-point-x="-15.7161in" draw:caption-point-y="-0.7252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9831in" svg:y="0.7256in" draw:caption-point-x="-15.9831in" draw:caption-point-y="-0.7256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0.7445in" draw:caption-point-x="-17.4902in" draw:caption-point-y="-0.744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0.7445in" draw:caption-point-x="-18.3472in" draw:caption-point-y="-0.744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8.1791in" svg:y="0.7256in" draw:caption-point-x="-18.1791in" draw:caption-point-y="-0.7256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2.2831in" svg:height="0.9028in" svg:x="20.0795in" svg:y="0.7346in" draw:caption-point-x="-20.0795in" draw:caption-point-y="-0.734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2.2831in" svg:height="0.9028in" svg:x="21.1161in" svg:y="0.7346in" draw:caption-point-x="-21.1161in" draw:caption-point-y="-0.734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1" draw:text-style-name="P2" svg:width="2.2831in" svg:height="0.9028in" svg:x="22.1402in" svg:y="0.7346in" draw:caption-point-x="-22.1402in" draw:caption-point-y="-0.734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R*wr</text:p>
          </table:table-cell>
        </table:table-row>
        <table:table-row table:style-name="ro2">
          <table:table-cell office:value-type="string">
            <text:p>LHS</text:p>
          </table:table-cell>
          <table:table-cell table:style-name="ce3" office:value-type="string">
            <text:p>s.ps</text:p>
          </table:table-cell>
          <table:table-cell table:style-name="ce7" office:value-type="string">
            <office:annotation draw:style-name="gr1" draw:text-style-name="P2" svg:width="1.1413in" svg:height="1.3146in" svg:x="2.8075in" svg:y="0.9736in" draw:caption-point-x="-2.8075in" draw:caption-point-y="-0.973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3.5398in" svg:y="0.9638in" draw:caption-point-x="-3.5398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0035in" svg:y="0.9736in" draw:caption-point-x="-5.0035in" draw:caption-point-y="-0.973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7354in" svg:y="0.9736in" draw:caption-point-x="-5.7354in" draw:caption-point-y="-0.973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6.4673in" svg:y="0.9736in" draw:caption-point-x="-6.4673in" draw:caption-point-y="-0.973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4909in" svg:x="7.1996in" svg:y="0.9449in" draw:caption-point-x="-7.1996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7.9315in" svg:y="0.9449in" draw:caption-point-x="-7.9315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8.6634in" svg:y="0.9449in" draw:caption-point-x="-8.6634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9.3953in" svg:y="0.9449in" draw:caption-point-x="-9.3953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7" office:value-type="string">
            <office:annotation draw:style-name="gr3" draw:text-style-name="P2" svg:width="1.1413in" svg:height="1.3146in" svg:x="10.1276in" svg:y="0.9449in" draw:caption-point-x="-10.1276in" draw:caption-point-y="-0.9449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4909in" svg:x="10.8594in" svg:y="0.9449in" draw:caption-point-x="-10.8594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1.5913in" svg:y="0.9449in" draw:caption-point-x="-11.5913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7" office:value-type="string">
            <office:annotation draw:style-name="gr3" draw:text-style-name="P2" svg:width="1.1413in" svg:height="1.3146in" svg:x="12.3232in" svg:y="0.9736in" draw:caption-point-x="-12.3232in" draw:caption-point-y="-0.9736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style-name="ce7" office:value-type="string">
            <office:annotation draw:style-name="gr3" draw:text-style-name="P2" svg:width="1.1413in" svg:height="1.3146in" svg:x="13.0551in" svg:y="0.9736in" draw:caption-point-x="-13.0551in" draw:caption-point-y="-0.9736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4909in" svg:x="13.7874in" svg:y="0.9449in" draw:caption-point-x="-13.7874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4.7996in" svg:y="0.9736in" draw:caption-point-x="-14.7996in" draw:caption-point-y="-0.9736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5.7161in" svg:y="0.9445in" draw:caption-point-x="-15.7161in" draw:caption-point-y="-0.9445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9831in" svg:y="0.9449in" draw:caption-point-x="-15.9831in" draw:caption-point-y="-0.9449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0.9736in" draw:caption-point-x="-17.4902in" draw:caption-point-y="-0.9736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0.9736in" draw:caption-point-x="-18.3472in" draw:caption-point-y="-0.9736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8.1791in" svg:y="0.9449in" draw:caption-point-x="-18.1791in" draw:caption-point-y="-0.9449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2.2831in" svg:height="0.9028in" svg:x="20.0795in" svg:y="0.9638in" draw:caption-point-x="-20.0795in" draw:caption-point-y="-0.9638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2.2831in" svg:height="0.9028in" svg:x="21.1161in" svg:y="0.9638in" draw:caption-point-x="-21.1161in" draw:caption-point-y="-0.9638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1" draw:text-style-name="P2" svg:width="2.2831in" svg:height="0.9028in" svg:x="22.1402in" svg:y="0.9638in" draw:caption-point-x="-22.1402in" draw:caption-point-y="-0.9638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R*wr</text:p>
          </table:table-cell>
        </table:table-row>
        <table:table-row table:style-name="ro2">
          <table:table-cell office:value-type="string">
            <text:p>LHS</text:p>
          </table:table-cell>
          <table:table-cell table:style-name="ce3" office:value-type="string">
            <text:p>sg.s.ps</text:p>
          </table:table-cell>
          <table:table-cell table:style-name="ce7" office:value-type="string">
            <office:annotation draw:style-name="gr1" draw:text-style-name="P2" svg:width="1.1413in" svg:height="1.3146in" svg:x="2.8075in" svg:y="1.2024in" draw:caption-point-x="-2.8075in" draw:caption-point-y="-1.202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3.5398in" svg:y="1.2024in" draw:caption-point-x="-3.5398in" draw:caption-point-y="-1.202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4.2717in" svg:y="1.2024in" draw:caption-point-x="-4.2717in" draw:caption-point-y="-1.202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0035in" svg:y="1.2024in" draw:caption-point-x="-5.0035in" draw:caption-point-y="-1.202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7354in" svg:y="1.2024in" draw:caption-point-x="-5.7354in" draw:caption-point-y="-1.202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6.4673in" svg:y="1.2024in" draw:caption-point-x="-6.4673in" draw:caption-point-y="-1.202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4909in" svg:x="7.1996in" svg:y="1.1642in" draw:caption-point-x="-7.1996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7.9315in" svg:y="1.1642in" draw:caption-point-x="-7.9315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8.6634in" svg:y="1.1642in" draw:caption-point-x="-8.6634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9.3953in" svg:y="1.1642in" draw:caption-point-x="-9.3953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7" office:value-type="string">
            <office:annotation draw:style-name="gr3" draw:text-style-name="P2" svg:width="1.1413in" svg:height="1.3146in" svg:x="10.1276in" svg:y="1.2024in" draw:caption-point-x="-10.1276in" draw:caption-point-y="-1.2024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4909in" svg:x="10.8594in" svg:y="1.1642in" draw:caption-point-x="-10.8594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1.5913in" svg:y="1.1642in" draw:caption-point-x="-11.5913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7" office:value-type="string">
            <office:annotation draw:style-name="gr3" draw:text-style-name="P2" svg:width="1.1413in" svg:height="1.3146in" svg:x="12.3232in" svg:y="1.2024in" draw:caption-point-x="-12.3232in" draw:caption-point-y="-1.2024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style-name="ce7" office:value-type="string">
            <office:annotation draw:style-name="gr3" draw:text-style-name="P2" svg:width="1.1413in" svg:height="1.3146in" svg:x="13.0551in" svg:y="1.2024in" draw:caption-point-x="-13.0551in" draw:caption-point-y="-1.2024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4909in" svg:x="13.7874in" svg:y="1.1642in" draw:caption-point-x="-13.7874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4.7996in" svg:y="1.2024in" draw:caption-point-x="-14.7996in" draw:caption-point-y="-1.202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5.7161in" svg:y="1.1638in" draw:caption-point-x="-15.7161in" draw:caption-point-y="-1.1638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9831in" svg:y="1.1642in" draw:caption-point-x="-15.9831in" draw:caption-point-y="-1.1642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1.2024in" draw:caption-point-x="-17.4902in" draw:caption-point-y="-1.202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1.2024in" draw:caption-point-x="-18.3472in" draw:caption-point-y="-1.202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8.1791in" svg:y="1.1642in" draw:caption-point-x="-18.1791in" draw:caption-point-y="-1.1642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2.2831in" svg:height="0.9028in" svg:x="20.0795in" svg:y="1.1929in" draw:caption-point-x="-20.0795in" draw:caption-point-y="-1.192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2.2831in" svg:height="0.9028in" svg:x="21.1161in" svg:y="1.1929in" draw:caption-point-x="-21.1161in" draw:caption-point-y="-1.192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1" draw:text-style-name="P2" svg:width="2.2831in" svg:height="0.9028in" svg:x="22.1402in" svg:y="1.1929in" draw:caption-point-x="-22.1402in" draw:caption-point-y="-1.192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R*wr</text:p>
          </table:table-cell>
        </table:table-row>
        <table:table-row table:style-name="ro2">
          <table:table-cell office:value-type="string">
            <text:p>LHS</text:p>
          </table:table-cell>
          <table:table-cell table:style-name="ce3" office:value-type="string">
            <text:p>sg.sg.s.ps</text:p>
          </table:table-cell>
          <table:table-cell table:style-name="ce7" office:value-type="string">
            <office:annotation draw:style-name="gr1" draw:text-style-name="P2" svg:width="1.1413in" svg:height="1.3146in" svg:x="2.8075in" svg:y="1.4315in" draw:caption-point-x="-2.8075in" draw:caption-point-y="-1.431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3.5398in" svg:y="1.4315in" draw:caption-point-x="-3.5398in" draw:caption-point-y="-1.431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4.2717in" svg:y="1.4315in" draw:caption-point-x="-4.2717in" draw:caption-point-y="-1.431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0035in" svg:y="1.4315in" draw:caption-point-x="-5.0035in" draw:caption-point-y="-1.431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7354in" svg:y="1.4315in" draw:caption-point-x="-5.7354in" draw:caption-point-y="-1.431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6.4673in" svg:y="1.4315in" draw:caption-point-x="-6.4673in" draw:caption-point-y="-1.431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4909in" svg:x="7.1996in" svg:y="1.3835in" draw:caption-point-x="-7.1996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7.9315in" svg:y="1.3835in" draw:caption-point-x="-7.9315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8.6634in" svg:y="1.3835in" draw:caption-point-x="-8.6634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9.3953in" svg:y="1.3835in" draw:caption-point-x="-9.3953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7" office:value-type="string">
            <office:annotation draw:style-name="gr3" draw:text-style-name="P2" svg:width="1.1413in" svg:height="1.3146in" svg:x="10.1276in" svg:y="1.4315in" draw:caption-point-x="-10.1276in" draw:caption-point-y="-1.4315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4909in" svg:x="10.8594in" svg:y="1.3835in" draw:caption-point-x="-10.8594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1.5913in" svg:y="1.3835in" draw:caption-point-x="-11.5913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7" office:value-type="string">
            <office:annotation draw:style-name="gr3" draw:text-style-name="P2" svg:width="1.1413in" svg:height="1.3146in" svg:x="12.3232in" svg:y="1.4315in" draw:caption-point-x="-12.3232in" draw:caption-point-y="-1.4315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style-name="ce7" office:value-type="string">
            <office:annotation draw:style-name="gr3" draw:text-style-name="P2" svg:width="1.1413in" svg:height="1.3146in" svg:x="13.0551in" svg:y="1.4315in" draw:caption-point-x="-13.0551in" draw:caption-point-y="-1.4315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4909in" svg:x="13.7874in" svg:y="1.3835in" draw:caption-point-x="-13.7874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4.7996in" svg:y="1.4315in" draw:caption-point-x="-14.7996in" draw:caption-point-y="-1.431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5.7161in" svg:y="1.3831in" draw:caption-point-x="-15.7161in" draw:caption-point-y="-1.3831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9831in" svg:y="1.3835in" draw:caption-point-x="-15.9831in" draw:caption-point-y="-1.3835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1.4315in" draw:caption-point-x="-17.4902in" draw:caption-point-y="-1.431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1.4315in" draw:caption-point-x="-18.3472in" draw:caption-point-y="-1.431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4909in" svg:x="18.1791in" svg:y="1.3835in" draw:caption-point-x="-18.1791in" draw:caption-point-y="-1.3835in">
              <dc:creator>bb</dc:creator>
              <dc:date>2008-07-14T00:00:00</dc:date>
              <text:p text:style-name="P1"><text:span text:style-name="T1">assign_part_sel_invalid2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2.2831in" svg:height="0.9028in" svg:x="20.0795in" svg:y="1.4217in" draw:caption-point-x="-20.0795in" draw:caption-point-y="-1.4217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2.2831in" svg:height="0.9028in" svg:x="21.1161in" svg:y="1.4217in" draw:caption-point-x="-21.1161in" draw:caption-point-y="-1.4217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1" draw:text-style-name="P2" svg:width="2.2831in" svg:height="0.9028in" svg:x="22.1402in" svg:y="1.4217in" draw:caption-point-x="-22.1402in" draw:caption-point-y="-1.4217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wl=R*wr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</text:p>
          </table:table-cell>
          <table:table-cell table:number-columns-repeated="3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4909in" svg:x="5.0035in" svg:y="1.6028in" draw:caption-point-x="-5.0035in" draw:caption-point-y="-1.6028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5.7354in" svg:y="1.6028in" draw:caption-point-x="-5.7354in" draw:caption-point-y="-1.6028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6.4673in" svg:y="1.6028in" draw:caption-point-x="-6.4673in" draw:caption-point-y="-1.6028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number-columns-repeated="4"/>
          <table:table-cell table:number-columns-repeated="6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4909in" svg:x="14.5193in" svg:y="1.6028in" draw:caption-point-x="-14.5193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2512in" svg:y="1.6028in" draw:caption-point-x="-15.2512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9831in" svg:y="1.6028in" draw:caption-point-x="-15.9831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6.7154in" svg:y="1.6028in" draw:caption-point-x="-16.7154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7.4472in" svg:y="1.6028in" draw:caption-point-x="-17.4472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8.1791in" svg:y="1.6028in" draw:caption-point-x="-18.1791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8.911in" svg:y="1.6028in" draw:caption-point-x="-18.911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9.6429in" svg:y="1.6028in" draw:caption-point-x="-19.6429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0.3752in" svg:y="1.6028in" draw:caption-point-x="-20.3752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g</text:p>
          </table:table-cell>
          <table:table-cell table:number-columns-repeated="3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4909in" svg:x="5.0035in" svg:y="1.822in" draw:caption-point-x="-5.0035in" draw:caption-point-y="-1.822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5.7354in" svg:y="1.822in" draw:caption-point-x="-5.7354in" draw:caption-point-y="-1.822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6.4673in" svg:y="1.822in" draw:caption-point-x="-6.4673in" draw:caption-point-y="-1.822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number-columns-repeated="4"/>
          <table:table-cell table:number-columns-repeated="6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4909in" svg:x="14.5193in" svg:y="1.822in" draw:caption-point-x="-14.5193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2512in" svg:y="1.822in" draw:caption-point-x="-15.2512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9831in" svg:y="1.822in" draw:caption-point-x="-15.9831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6.7154in" svg:y="1.822in" draw:caption-point-x="-16.7154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7.4472in" svg:y="1.822in" draw:caption-point-x="-17.4472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8.1791in" svg:y="1.822in" draw:caption-point-x="-18.1791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8.911in" svg:y="1.822in" draw:caption-point-x="-18.911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9.6429in" svg:y="1.822in" draw:caption-point-x="-19.6429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0.3752in" svg:y="1.822in" draw:caption-point-x="-20.3752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</text:p>
          </table:table-cell>
          <table:table-cell table:number-columns-repeated="3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4909in" svg:x="5.0035in" svg:y="2.0413in" draw:caption-point-x="-5.0035in" draw:caption-point-y="-2.0413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5.7354in" svg:y="2.0413in" draw:caption-point-x="-5.7354in" draw:caption-point-y="-2.0413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6.4673in" svg:y="2.0413in" draw:caption-point-x="-6.4673in" draw:caption-point-y="-2.0413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number-columns-repeated="4"/>
          <table:table-cell table:number-columns-repeated="6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4909in" svg:x="14.5193in" svg:y="2.0413in" draw:caption-point-x="-14.5193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2512in" svg:y="2.0413in" draw:caption-point-x="-15.2512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9831in" svg:y="2.0413in" draw:caption-point-x="-15.9831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6.7154in" svg:y="2.0413in" draw:caption-point-x="-16.7154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7.4472in" svg:y="2.0413in" draw:caption-point-x="-17.4472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8.1791in" svg:y="2.0413in" draw:caption-point-x="-18.1791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8.911in" svg:y="2.0413in" draw:caption-point-x="-18.911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9.6429in" svg:y="2.0413in" draw:caption-point-x="-19.6429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0.3752in" svg:y="2.0413in" draw:caption-point-x="-20.3752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</text:p>
          </table:table-cell>
          <table:table-cell table:number-columns-repeated="3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4909in" svg:x="5.0035in" svg:y="2.2606in" draw:caption-point-x="-5.0035in" draw:caption-point-y="-2.2606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5.7354in" svg:y="2.2606in" draw:caption-point-x="-5.7354in" draw:caption-point-y="-2.2606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6.4673in" svg:y="2.2606in" draw:caption-point-x="-6.4673in" draw:caption-point-y="-2.2606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number-columns-repeated="4"/>
          <table:table-cell table:number-columns-repeated="6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4909in" svg:x="14.5193in" svg:y="2.2606in" draw:caption-point-x="-14.5193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2512in" svg:y="2.2606in" draw:caption-point-x="-15.2512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9831in" svg:y="2.2606in" draw:caption-point-x="-15.9831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6.7154in" svg:y="2.2606in" draw:caption-point-x="-16.7154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7.4472in" svg:y="2.2606in" draw:caption-point-x="-17.4472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8.1791in" svg:y="2.2606in" draw:caption-point-x="-18.1791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8.911in" svg:y="2.2606in" draw:caption-point-x="-18.911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9.6429in" svg:y="2.2606in" draw:caption-point-x="-19.6429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0.3752in" svg:y="2.2606in" draw:caption-point-x="-20.3752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p – input</text:p>
          </table:table-cell>
          <table:table-cell table:number-columns-repeated="3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6969in" svg:x="5.0035in" svg:y="2.5382in" draw:caption-point-x="-5.0035in" draw:caption-point-y="-2.5382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5.7354in" svg:y="2.5378in" draw:caption-point-x="-5.7354in" draw:caption-point-y="-2.5378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6.4673in" svg:y="2.5378in" draw:caption-point-x="-6.4673in" draw:caption-point-y="-2.5378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illegal</text:p>
          </table:table-cell>
          <table:table-cell table:number-columns-repeated="10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6969in" svg:x="14.7996in" svg:y="2.5378in" draw:caption-point-x="-14.7996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5.7161in" svg:y="2.5378in" draw:caption-point-x="-15.7161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2.5378in" draw:caption-point-x="-16.6213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7.4902in" svg:y="2.5378in" draw:caption-point-x="-17.4902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8.3472in" svg:y="2.5378in" draw:caption-point-x="-18.3472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9.0791in" svg:y="2.5378in" draw:caption-point-x="-19.0791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0.0795in" svg:y="2.4799in" draw:caption-point-x="-20.0795in" draw:caption-point-y="-2.4799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1.1161in" svg:y="2.4795in" draw:caption-point-x="-21.1161in" draw:caption-point-y="-2.4795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2.1402in" svg:y="2.4795in" draw:caption-point-x="-22.1402in" draw:caption-point-y="-2.4795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</table:table-row>
        <table:table-row table:style-name="ro2">
          <table:table-cell office:value-type="string">
            <text:p>LHS</text:p>
          </table:table-cell>
          <table:table-cell office:value-type="string">
            <text:p>c – input</text:p>
          </table:table-cell>
          <table:table-cell table:number-columns-repeated="3"/>
          <table:table-cell office:value-type="string">
            <office:annotation draw:style-name="gr3" draw:text-style-name="P2" svg:width="1.1413in" svg:height="1.3146in" svg:x="5.0035in" svg:y="2.7571in" draw:caption-point-x="-5.0035in" draw:caption-point-y="-2.7571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office:value-type="string">
            <office:annotation draw:style-name="gr3" draw:text-style-name="P2" svg:width="1.1413in" svg:height="1.3146in" svg:x="5.7354in" svg:y="2.7571in" draw:caption-point-x="-5.7354in" draw:caption-point-y="-2.7571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office:value-type="string">
            <office:annotation draw:style-name="gr3" draw:text-style-name="P2" svg:width="1.1413in" svg:height="1.3146in" svg:x="6.4673in" svg:y="2.7571in" draw:caption-point-x="-6.4673in" draw:caption-point-y="-2.7571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office:annotation draw:style-name="gr1" draw:text-style-name="P2" svg:width="1.1413in" svg:height="1.3146in" svg:x="14.7996in" svg:y="2.6988in" draw:caption-point-x="-14.7996in" draw:caption-point-y="-2.698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5.7161in" svg:y="2.7571in" draw:caption-point-x="-15.7161in" draw:caption-point-y="-2.7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2.7571in" draw:caption-point-x="-16.6213in" draw:caption-point-y="-2.7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2.6988in" draw:caption-point-x="-17.4902in" draw:caption-point-y="-2.698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2.6988in" draw:caption-point-x="-18.3472in" draw:caption-point-y="-2.698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9.0791in" svg:y="2.7571in" draw:caption-point-x="-19.0791in" draw:caption-point-y="-2.7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7264in" svg:x="20.0795in" svg:y="2.6992in" draw:caption-point-x="-20.0795in" draw:caption-point-y="-2.6992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1.1413in" svg:height="1.7264in" svg:x="21.1161in" svg:y="2.6992in" draw:caption-point-x="-21.1161in" draw:caption-point-y="-2.6992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4" draw:text-style-name="P2" svg:width="1.1413in" svg:height="1.7264in" svg:x="22.1402in" svg:y="2.6992in" draw:caption-point-x="-22.1402in" draw:caption-point-y="-2.6992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R*wr</text:p>
          </table:table-cell>
        </table:table-row>
        <table:table-row table:style-name="ro2">
          <table:table-cell office:value-type="string">
            <text:p>LHS</text:p>
          </table:table-cell>
          <table:table-cell office:value-type="string">
            <text:p>p – output</text:p>
          </table:table-cell>
          <table:table-cell table:number-columns-repeated="3"/>
          <table:table-cell office:value-type="string">
            <office:annotation draw:style-name="gr3" draw:text-style-name="P2" svg:width="1.1413in" svg:height="1.3146in" svg:x="5.0035in" svg:y="2.9862in" draw:caption-point-x="-5.0035in" draw:caption-point-y="-2.9862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office:value-type="string">
            <office:annotation draw:style-name="gr3" draw:text-style-name="P2" svg:width="1.1413in" svg:height="1.3146in" svg:x="5.7354in" svg:y="2.9862in" draw:caption-point-x="-5.7354in" draw:caption-point-y="-2.9862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office:value-type="string">
            <office:annotation draw:style-name="gr3" draw:text-style-name="P2" svg:width="1.1413in" svg:height="1.3146in" svg:x="6.4673in" svg:y="2.9862in" draw:caption-point-x="-6.4673in" draw:caption-point-y="-2.9862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office:annotation draw:style-name="gr1" draw:text-style-name="P2" svg:width="1.1413in" svg:height="1.3146in" svg:x="14.7996in" svg:y="2.928in" draw:caption-point-x="-14.7996in" draw:caption-point-y="-2.9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5.7161in" svg:y="2.9862in" draw:caption-point-x="-15.7161in" draw:caption-point-y="-2.9862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2.9862in" draw:caption-point-x="-16.6213in" draw:caption-point-y="-2.9862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2.928in" draw:caption-point-x="-17.4902in" draw:caption-point-y="-2.9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2.928in" draw:caption-point-x="-18.3472in" draw:caption-point-y="-2.9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9.0791in" svg:y="2.9862in" draw:caption-point-x="-19.0791in" draw:caption-point-y="-2.9862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2.2831in" svg:height="0.9028in" svg:x="20.0795in" svg:y="2.928in" draw:caption-point-x="-20.0795in" draw:caption-point-y="-2.928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2.2831in" svg:height="0.9028in" svg:x="21.1161in" svg:y="2.928in" draw:caption-point-x="-21.1161in" draw:caption-point-y="-2.928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1" draw:text-style-name="P2" svg:width="2.2831in" svg:height="0.9028in" svg:x="22.1402in" svg:y="2.928in" draw:caption-point-x="-22.1402in" draw:caption-point-y="-2.928in">
              <dc:creator>EP</dc:creator>
              <dc:date>2008-07-28T00:00:00</dc:date>
              <text:p text:style-name="P1"><text:span text:style-name="T1">assign_part_select_pps_op_concat_replic_valid.pl</text:span></text:p>
              <text:p text:style-name="P1"><text:span text:style-name="T1">-assign_part_select_minus_pps_op_concat_replic_valid.pl</text:span></text:p>
            </office:annotation>
            <text:p>wl=R*wr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c – output</text:p>
          </table:table-cell>
          <table:table-cell table:number-columns-repeated="3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6969in" svg:x="5.0035in" svg:y="3.215in" draw:caption-point-x="-5.0035in" draw:caption-point-y="-3.215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5.7354in" svg:y="3.215in" draw:caption-point-x="-5.7354in" draw:caption-point-y="-3.215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6.4673in" svg:y="3.215in" draw:caption-point-x="-6.4673in" draw:caption-point-y="-3.215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illegal</text:p>
          </table:table-cell>
          <table:table-cell table:number-columns-repeated="10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6969in" svg:x="14.7996in" svg:y="3.215in" draw:caption-point-x="-14.7996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5.7161in" svg:y="3.215in" draw:caption-point-x="-15.7161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3.215in" draw:caption-point-x="-16.6213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7.4902in" svg:y="3.215in" draw:caption-point-x="-17.4902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8.3472in" svg:y="3.215in" draw:caption-point-x="-18.3472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9.0791in" svg:y="3.215in" draw:caption-point-x="-19.0791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0.0795in" svg:y="3.1378in" draw:caption-point-x="-20.0795in" draw:caption-point-y="-3.137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1.1161in" svg:y="3.1378in" draw:caption-point-x="-21.1161in" draw:caption-point-y="-3.137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2.1402in" svg:y="3.1378in" draw:caption-point-x="-22.1402in" draw:caption-point-y="-3.137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</table:table-row>
        <table:table-row table:style-name="ro2">
          <table:table-cell office:value-type="string">
            <text:p>LHS</text:p>
          </table:table-cell>
          <table:table-cell office:value-type="string">
            <text:p>p – inout</text:p>
          </table:table-cell>
          <table:table-cell table:number-columns-repeated="3"/>
          <table:table-cell office:value-type="string">
            <office:annotation draw:style-name="gr3" draw:text-style-name="P2" svg:width="1.1413in" svg:height="1.3146in" svg:x="5.0035in" svg:y="3.4343in" draw:caption-point-x="-5.0035in" draw:caption-point-y="-3.4343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office:value-type="string">
            <office:annotation draw:style-name="gr3" draw:text-style-name="P2" svg:width="1.1413in" svg:height="1.3146in" svg:x="5.7354in" svg:y="3.4343in" draw:caption-point-x="-5.7354in" draw:caption-point-y="-3.4343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office:value-type="string">
            <office:annotation draw:style-name="gr3" draw:text-style-name="P2" svg:width="1.1413in" svg:height="1.3146in" svg:x="6.4673in" svg:y="3.4343in" draw:caption-point-x="-6.4673in" draw:caption-point-y="-3.4343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wl=wr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office:annotation draw:style-name="gr1" draw:text-style-name="P2" svg:width="1.1413in" svg:height="1.3146in" svg:x="14.7996in" svg:y="3.3764in" draw:caption-point-x="-14.7996in" draw:caption-point-y="-3.376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5.7161in" svg:y="3.4343in" draw:caption-point-x="-15.7161in" draw:caption-point-y="-3.434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3.4343in" draw:caption-point-x="-16.6213in" draw:caption-point-y="-3.434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3.3764in" draw:caption-point-x="-17.4902in" draw:caption-point-y="-3.376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3.3764in" draw:caption-point-x="-18.3472in" draw:caption-point-y="-3.376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9.0791in" svg:y="3.4343in" draw:caption-point-x="-19.0791in" draw:caption-point-y="-3.434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2.2831in" svg:height="0.9028in" svg:x="20.0795in" svg:y="3.3764in" draw:caption-point-x="-20.0795in" draw:caption-point-y="-3.3764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2.2831in" svg:height="0.9028in" svg:x="21.1161in" svg:y="3.3764in" draw:caption-point-x="-21.1161in" draw:caption-point-y="-3.3764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1" draw:text-style-name="P2" svg:width="2.2831in" svg:height="0.9028in" svg:x="22.1402in" svg:y="3.3764in" draw:caption-point-x="-22.1402in" draw:caption-point-y="-3.3764in">
              <dc:creator>EP</dc:creator>
              <dc:date>2008-07-28T00:00:00</dc:date>
              <text:p text:style-name="P1"><text:span text:style-name="T1">assign_part_select_pps_op_concat_replic_valid.pl</text:span></text:p>
              <text:p text:style-name="P1"><text:span text:style-name="T1">-assign_part_select_minus_pps_op_concat_replic_valid.pl</text:span></text:p>
            </office:annotation>
            <text:p>wl=R*wr</text:p>
          </table:table-cell>
        </table:table-row>
        <table:table-row table:style-name="ro1">
          <table:table-cell office:value-type="string">
            <text:p>LHS???</text:p>
          </table:table-cell>
          <table:table-cell office:value-type="string">
            <text:p>c – inout</text:p>
          </table:table-cell>
          <table:table-cell table:number-columns-repeated="3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6969in" svg:x="5.0035in" svg:y="3.6634in" draw:caption-point-x="-5.0035in" draw:caption-point-y="-3.6634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5.7354in" svg:y="3.6634in" draw:caption-point-x="-5.7354in" draw:caption-point-y="-3.6634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6.4673in" svg:y="3.6634in" draw:caption-point-x="-6.4673in" draw:caption-point-y="-3.6634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illegal</text:p>
          </table:table-cell>
          <table:table-cell table:number-columns-repeated="10" office:value-type="string">
            <text:p>illegal</text:p>
          </table:table-cell>
          <table:table-cell table:style-name="ce8" office:value-type="string">
            <office:annotation draw:style-name="gr2" draw:text-style-name="P2" svg:width="1.1413in" svg:height="0.6969in" svg:x="14.7996in" svg:y="3.6634in" draw:caption-point-x="-14.7996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5.7161in" svg:y="3.6634in" draw:caption-point-x="-15.7161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3.6634in" draw:caption-point-x="-16.6213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7.4902in" svg:y="3.6634in" draw:caption-point-x="-17.4902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8.3472in" svg:y="3.6634in" draw:caption-point-x="-18.3472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9.0791in" svg:y="3.6634in" draw:caption-point-x="-19.0791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0.0795in" svg:y="3.5764in" draw:caption-point-x="-20.0795in" draw:caption-point-y="-3.5764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1.1161in" svg:y="3.5764in" draw:caption-point-x="-21.1161in" draw:caption-point-y="-3.5764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2.1402in" svg:y="3.5764in" draw:caption-point-x="-22.1402in" draw:caption-point-y="-3.5764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???</text:p>
          </table:table-cell>
          <table:table-cell table:style-name="ce3" office:value-type="string">
            <text:p>p – input ps</text:p>
          </table:table-cell>
          <table:table-cell table:style-name="ce8" office:value-type="string">
            <office:annotation draw:style-name="gr2" draw:text-style-name="P2" svg:width="1.1413in" svg:height="0.6969in" svg:x="2.8075in" svg:y="3.8831in" draw:caption-point-x="-2.8075in" draw:caption-point-y="-3.8831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3.5398in" svg:y="3.8827in" draw:caption-point-x="-3.5398in" draw:caption-point-y="-3.882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4.2717in" svg:y="3.8827in" draw:caption-point-x="-4.2717in" draw:caption-point-y="-3.882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5.0035in" svg:y="3.8827in" draw:caption-point-x="-5.0035in" draw:caption-point-y="-3.882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5.7354in" svg:y="3.8827in" draw:caption-point-x="-5.7354in" draw:caption-point-y="-3.882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6.4673in" svg:y="3.8827in" draw:caption-point-x="-6.4673in" draw:caption-point-y="-3.882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7.1996in" svg:y="3.8929in" draw:caption-point-x="-7.1996in" draw:caption-point-y="-3.8929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7.9315in" svg:y="3.8925in" draw:caption-point-x="-7.9315in" draw:caption-point-y="-3.892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8.6634in" svg:y="3.8925in" draw:caption-point-x="-8.6634in" draw:caption-point-y="-3.892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9.3953in" svg:y="3.8925in" draw:caption-point-x="-9.3953in" draw:caption-point-y="-3.892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0.1276in" svg:y="3.8929in" draw:caption-point-x="-10.1276in" draw:caption-point-y="-3.8929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0.8594in" svg:y="3.8925in" draw:caption-point-x="-10.8594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1.5913in" svg:y="3.8925in" draw:caption-point-x="-11.5913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2.3232in" svg:y="3.8925in" draw:caption-point-x="-12.3232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3.0551in" svg:y="3.8925in" draw:caption-point-x="-13.0551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3.7874in" svg:y="3.8925in" draw:caption-point-x="-13.7874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4.7996in" svg:y="3.8925in" draw:caption-point-x="-14.7996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5.7161in" svg:y="3.8925in" draw:caption-point-x="-15.7161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3.8925in" draw:caption-point-x="-16.6213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7.4902in" svg:y="3.8925in" draw:caption-point-x="-17.4902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8.3472in" svg:y="3.8925in" draw:caption-point-x="-18.3472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9.0791in" svg:y="3.8925in" draw:caption-point-x="-19.0791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0.0795in" svg:y="3.8051in" draw:caption-point-x="-20.0795in" draw:caption-point-y="-3.8051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1.1161in" svg:y="3.8051in" draw:caption-point-x="-21.1161in" draw:caption-point-y="-3.8051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2.1402in" svg:y="3.8051in" draw:caption-point-x="-22.1402in" draw:caption-point-y="-3.8051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</table:table-row>
        <table:table-row table:style-name="ro2">
          <table:table-cell office:value-type="string">
            <text:p>LHS</text:p>
          </table:table-cell>
          <table:table-cell table:style-name="ce3" office:value-type="string">
            <text:p>c – input ps</text:p>
          </table:table-cell>
          <table:table-cell table:style-name="ce7" office:value-type="string">
            <office:annotation draw:style-name="gr1" draw:text-style-name="P2" svg:width="1.1413in" svg:height="1.3146in" svg:x="2.8075in" svg:y="4.0441in" draw:caption-point-x="-2.8075in" draw:caption-point-y="-4.0441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3.5398in" svg:y="4.0728in" draw:caption-point-x="-3.5398in" draw:caption-point-y="-4.0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4.2717in" svg:y="4.0728in" draw:caption-point-x="-4.2717in" draw:caption-point-y="-4.0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0035in" svg:y="4.0728in" draw:caption-point-x="-5.0035in" draw:caption-point-y="-4.0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7354in" svg:y="4.0728in" draw:caption-point-x="-5.7354in" draw:caption-point-y="-4.0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6.4673in" svg:y="4.0728in" draw:caption-point-x="-6.4673in" draw:caption-point-y="-4.0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6969in" svg:x="7.1996in" svg:y="4.1213in" draw:caption-point-x="-7.1996in" draw:caption-point-y="-4.121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7.9315in" svg:y="4.1213in" draw:caption-point-x="-7.9315in" draw:caption-point-y="-4.121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8.6634in" svg:y="4.1213in" draw:caption-point-x="-8.6634in" draw:caption-point-y="-4.121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9.3953in" svg:y="4.1213in" draw:caption-point-x="-9.3953in" draw:caption-point-y="-4.121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10.1276in" svg:y="4.1024in" draw:caption-point-x="-10.1276in" draw:caption-point-y="-4.102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6969in" svg:x="10.8594in" svg:y="4.1213in" draw:caption-point-x="-10.8594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1.5913in" svg:y="4.1213in" draw:caption-point-x="-11.5913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12.3232in" svg:y="4.0441in" draw:caption-point-x="-12.3232in" draw:caption-point-y="-4.0441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13.0551in" svg:y="4.0441in" draw:caption-point-x="-13.0551in" draw:caption-point-y="-4.0441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6969in" svg:x="13.7874in" svg:y="4.1213in" draw:caption-point-x="-13.7874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4.7996in" svg:y="4.0441in" draw:caption-point-x="-14.7996in" draw:caption-point-y="-4.0441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5.7161in" svg:y="4.1213in" draw:caption-point-x="-15.7161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4.1213in" draw:caption-point-x="-16.6213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4.0441in" draw:caption-point-x="-17.4902in" draw:caption-point-y="-4.0441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4.0441in" draw:caption-point-x="-18.3472in" draw:caption-point-y="-4.0441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9.0791in" svg:y="4.1213in" draw:caption-point-x="-19.0791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2.2831in" svg:height="0.9028in" svg:x="20.0795in" svg:y="4.0441in" draw:caption-point-x="-20.0795in" draw:caption-point-y="-4.0441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2.2831in" svg:height="0.9028in" svg:x="21.1161in" svg:y="4.0441in" draw:caption-point-x="-21.1161in" draw:caption-point-y="-4.0441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1" draw:text-style-name="P2" svg:width="2.2831in" svg:height="0.9028in" svg:x="22.1402in" svg:y="4.0441in" draw:caption-point-x="-22.1402in" draw:caption-point-y="-4.0441in">
              <dc:creator>EP</dc:creator>
              <dc:date>2008-07-28T00:00:00</dc:date>
              <text:p text:style-name="P1"><text:span text:style-name="T1">assign_part_select_pps_op_concat_replic_valid.pl</text:span></text:p>
              <text:p text:style-name="P1"><text:span text:style-name="T1">-assign_part_select_minus_pps_op_concat_replic_valid.pl</text:span></text:p>
            </office:annotation>
            <text:p>wl=R*wr</text:p>
          </table:table-cell>
        </table:table-row>
        <table:table-row table:style-name="ro2">
          <table:table-cell office:value-type="string">
            <text:p>LHS</text:p>
          </table:table-cell>
          <table:table-cell table:style-name="ce3" office:value-type="string">
            <text:p>p – output ps</text:p>
          </table:table-cell>
          <table:table-cell table:style-name="ce7" office:value-type="string">
            <office:annotation draw:style-name="gr1" draw:text-style-name="P2" svg:width="1.1413in" svg:height="1.3146in" svg:x="2.8075in" svg:y="4.302in" draw:caption-point-x="-2.8075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3.5398in" svg:y="4.302in" draw:caption-point-x="-3.5398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4.2717in" svg:y="4.302in" draw:caption-point-x="-4.2717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0035in" svg:y="4.302in" draw:caption-point-x="-5.0035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7354in" svg:y="4.302in" draw:caption-point-x="-5.7354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6.4673in" svg:y="4.302in" draw:caption-point-x="-6.4673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6969in" svg:x="7.1996in" svg:y="4.3504in" draw:caption-point-x="-7.1996in" draw:caption-point-y="-4.350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7.9315in" svg:y="4.3504in" draw:caption-point-x="-7.9315in" draw:caption-point-y="-4.350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8.6634in" svg:y="4.3504in" draw:caption-point-x="-8.6634in" draw:caption-point-y="-4.350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9.3953in" svg:y="4.3504in" draw:caption-point-x="-9.3953in" draw:caption-point-y="-4.350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10.1276in" svg:y="4.2728in" draw:caption-point-x="-10.1276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6969in" svg:x="10.8594in" svg:y="4.3504in" draw:caption-point-x="-10.8594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1.5913in" svg:y="4.3504in" draw:caption-point-x="-11.5913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12.3232in" svg:y="4.2728in" draw:caption-point-x="-12.3232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13.0551in" svg:y="4.2728in" draw:caption-point-x="-13.0551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6969in" svg:x="13.7874in" svg:y="4.3504in" draw:caption-point-x="-13.7874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4.7996in" svg:y="4.2728in" draw:caption-point-x="-14.7996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5.7161in" svg:y="4.3504in" draw:caption-point-x="-15.7161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4.3504in" draw:caption-point-x="-16.6213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4.2728in" draw:caption-point-x="-17.4902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4.2728in" draw:caption-point-x="-18.3472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9.0791in" svg:y="4.3504in" draw:caption-point-x="-19.0791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2.2831in" svg:height="0.9028in" svg:x="20.0795in" svg:y="4.2728in" draw:caption-point-x="-20.0795in" draw:caption-point-y="-4.2728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2.2831in" svg:height="0.9028in" svg:x="21.1161in" svg:y="4.2728in" draw:caption-point-x="-21.1161in" draw:caption-point-y="-4.2728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1" draw:text-style-name="P2" svg:width="2.2831in" svg:height="0.9028in" svg:x="22.1402in" svg:y="4.2728in" draw:caption-point-x="-22.1402in" draw:caption-point-y="-4.2728in">
              <dc:creator>EP</dc:creator>
              <dc:date>2008-07-28T00:00:00</dc:date>
              <text:p text:style-name="P1"><text:span text:style-name="T1">assign_part_select_pps_op_concat_replic_valid.pl</text:span></text:p>
              <text:p text:style-name="P1"><text:span text:style-name="T1">-assign_part_select_minus_pps_op_concat_replic_valid.pl</text:span></text:p>
            </office:annotation>
            <text:p>wl=R*wr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3" office:value-type="string">
            <text:p>c – output ps</text:p>
          </table:table-cell>
          <table:table-cell table:style-name="ce8" office:value-type="string">
            <office:annotation draw:style-name="gr2" draw:text-style-name="P2" svg:width="1.1413in" svg:height="0.6969in" svg:x="2.8075in" svg:y="4.5697in" draw:caption-point-x="-2.8075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3.5398in" svg:y="4.5697in" draw:caption-point-x="-3.5398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4.2717in" svg:y="4.5697in" draw:caption-point-x="-4.2717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5.0035in" svg:y="4.5697in" draw:caption-point-x="-5.0035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5.7354in" svg:y="4.5697in" draw:caption-point-x="-5.7354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6.4673in" svg:y="4.5697in" draw:caption-point-x="-6.4673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7.1996in" svg:y="4.5795in" draw:caption-point-x="-7.1996in" draw:caption-point-y="-4.579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7.9315in" svg:y="4.5795in" draw:caption-point-x="-7.9315in" draw:caption-point-y="-4.579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8.6634in" svg:y="4.5795in" draw:caption-point-x="-8.6634in" draw:caption-point-y="-4.579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9.3953in" svg:y="4.5795in" draw:caption-point-x="-9.3953in" draw:caption-point-y="-4.579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0.1276in" svg:y="4.5795in" draw:caption-point-x="-10.1276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0.8594in" svg:y="4.5795in" draw:caption-point-x="-10.8594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1.5913in" svg:y="4.5795in" draw:caption-point-x="-11.5913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2.3232in" svg:y="4.5795in" draw:caption-point-x="-12.3232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3.0551in" svg:y="4.5795in" draw:caption-point-x="-13.0551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3.7874in" svg:y="4.5795in" draw:caption-point-x="-13.7874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4.7996in" svg:y="4.5795in" draw:caption-point-x="-14.7996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5.7161in" svg:y="4.5795in" draw:caption-point-x="-15.7161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4.5795in" draw:caption-point-x="-16.6213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7.4902in" svg:y="4.5795in" draw:caption-point-x="-17.4902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8.3472in" svg:y="4.5795in" draw:caption-point-x="-18.3472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9.0791in" svg:y="4.5795in" draw:caption-point-x="-19.0791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0.0795in" svg:y="4.4728in" draw:caption-point-x="-20.0795in" draw:caption-point-y="-4.472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1.1161in" svg:y="4.4728in" draw:caption-point-x="-21.1161in" draw:caption-point-y="-4.472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2.1402in" svg:y="4.4728in" draw:caption-point-x="-22.1402in" draw:caption-point-y="-4.472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</table:table-row>
        <table:table-row table:style-name="ro2">
          <table:table-cell office:value-type="string">
            <text:p>LHS???</text:p>
          </table:table-cell>
          <table:table-cell table:style-name="ce3" office:value-type="string">
            <text:p>p – inout ps</text:p>
          </table:table-cell>
          <table:table-cell table:style-name="ce7" office:value-type="string">
            <office:annotation draw:style-name="gr1" draw:text-style-name="P2" svg:width="1.1413in" svg:height="1.3146in" svg:x="2.8075in" svg:y="4.7504in" draw:caption-point-x="-2.8075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3.5398in" svg:y="4.7504in" draw:caption-point-x="-3.5398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4.2717in" svg:y="4.7504in" draw:caption-point-x="-4.2717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0035in" svg:y="4.7504in" draw:caption-point-x="-5.0035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5.7354in" svg:y="4.7504in" draw:caption-point-x="-5.7354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6.4673in" svg:y="4.7504in" draw:caption-point-x="-6.4673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6969in" svg:x="7.1996in" svg:y="4.8083in" draw:caption-point-x="-7.1996in" draw:caption-point-y="-4.808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7.9315in" svg:y="4.8083in" draw:caption-point-x="-7.9315in" draw:caption-point-y="-4.808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8.6634in" svg:y="4.8083in" draw:caption-point-x="-8.6634in" draw:caption-point-y="-4.808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9.3953in" svg:y="4.8083in" draw:caption-point-x="-9.3953in" draw:caption-point-y="-4.808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10.1276in" svg:y="4.7213in" draw:caption-point-x="-10.1276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6969in" svg:x="10.8594in" svg:y="4.8083in" draw:caption-point-x="-10.8594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1.5913in" svg:y="4.8083in" draw:caption-point-x="-11.5913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12.3232in" svg:y="4.7213in" draw:caption-point-x="-12.3232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table:style-name="ce7" office:value-type="string">
            <office:annotation draw:style-name="gr1" draw:text-style-name="P2" svg:width="1.1413in" svg:height="1.3146in" svg:x="13.0551in" svg:y="4.7213in" draw:caption-point-x="-13.0551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table:style-name="ce8" office:value-type="string">
            <office:annotation draw:style-name="gr2" draw:text-style-name="P2" svg:width="1.1413in" svg:height="0.6969in" svg:x="13.7874in" svg:y="4.8083in" draw:caption-point-x="-13.7874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4.7996in" svg:y="4.7213in" draw:caption-point-x="-14.7996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5.7161in" svg:y="4.8083in" draw:caption-point-x="-15.7161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4.8083in" draw:caption-point-x="-16.6213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1" draw:text-style-name="P2" svg:width="1.1413in" svg:height="1.3146in" svg:x="17.4902in" svg:y="4.7213in" draw:caption-point-x="-17.4902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1" draw:text-style-name="P2" svg:width="1.1413in" svg:height="1.3146in" svg:x="18.3472in" svg:y="4.7213in" draw:caption-point-x="-18.3472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wl=wr</text:p>
          </table:table-cell>
          <table:table-cell office:value-type="string">
            <office:annotation draw:style-name="gr2" draw:text-style-name="P2" svg:width="1.1413in" svg:height="0.6969in" svg:x="19.0791in" svg:y="4.8083in" draw:caption-point-x="-19.0791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2.2831in" svg:height="0.9028in" svg:x="20.0795in" svg:y="4.7213in" draw:caption-point-x="-20.0795in" draw:caption-point-y="-4.7213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max(wrj)</text:p>
          </table:table-cell>
          <table:table-cell table:style-name="ce7" office:value-type="string">
            <office:annotation draw:style-name="gr1" draw:text-style-name="P2" svg:width="2.2831in" svg:height="0.9028in" svg:x="21.1161in" svg:y="4.7213in" draw:caption-point-x="-21.1161in" draw:caption-point-y="-4.7213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wl=sum(wrj)</text:p>
          </table:table-cell>
          <table:table-cell table:style-name="ce7" office:value-type="string">
            <office:annotation draw:style-name="gr1" draw:text-style-name="P2" svg:width="2.2831in" svg:height="0.9028in" svg:x="22.1402in" svg:y="4.7213in" draw:caption-point-x="-22.1402in" draw:caption-point-y="-4.7213in">
              <dc:creator>EP</dc:creator>
              <dc:date>2008-07-28T00:00:00</dc:date>
              <text:p text:style-name="P1"><text:span text:style-name="T1">assign_part_select_pps_op_concat_replic_valid.pl</text:span></text:p>
              <text:p text:style-name="P1"><text:span text:style-name="T1">-assign_part_select_minus_pps_op_concat_replic_valid.pl</text:span></text:p>
            </office:annotation>
            <text:p>wl=R*wr</text:p>
          </table:table-cell>
        </table:table-row>
        <table:table-row table:style-name="ro1">
          <table:table-cell office:value-type="string">
            <text:p>LHS???</text:p>
          </table:table-cell>
          <table:table-cell table:style-name="ce3" office:value-type="string">
            <text:p>c – inout ps</text:p>
          </table:table-cell>
          <table:table-cell table:style-name="ce8" office:value-type="string">
            <office:annotation draw:style-name="gr2" draw:text-style-name="P2" svg:width="1.1413in" svg:height="0.6969in" svg:x="2.8075in" svg:y="5.028in" draw:caption-point-x="-2.8075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3.5398in" svg:y="5.028in" draw:caption-point-x="-3.5398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4.2717in" svg:y="5.028in" draw:caption-point-x="-4.2717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5.0035in" svg:y="5.028in" draw:caption-point-x="-5.0035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5.7354in" svg:y="5.028in" draw:caption-point-x="-5.7354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6.4673in" svg:y="5.028in" draw:caption-point-x="-6.4673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7.1996in" svg:y="5.0374in" draw:caption-point-x="-7.1996in" draw:caption-point-y="-5.037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7.9315in" svg:y="5.0374in" draw:caption-point-x="-7.9315in" draw:caption-point-y="-5.037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8.6634in" svg:y="5.0374in" draw:caption-point-x="-8.6634in" draw:caption-point-y="-5.037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9.3953in" svg:y="5.0374in" draw:caption-point-x="-9.3953in" draw:caption-point-y="-5.037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0.1276in" svg:y="5.0374in" draw:caption-point-x="-10.1276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0.8594in" svg:y="5.0374in" draw:caption-point-x="-10.8594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1.5913in" svg:y="5.0374in" draw:caption-point-x="-11.5913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2.3232in" svg:y="5.0374in" draw:caption-point-x="-12.3232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3.0551in" svg:y="5.0374in" draw:caption-point-x="-13.0551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3.7874in" svg:y="5.0374in" draw:caption-point-x="-13.7874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4.7996in" svg:y="5.0374in" draw:caption-point-x="-14.7996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5.7161in" svg:y="5.0374in" draw:caption-point-x="-15.7161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6.6213in" svg:y="5.0374in" draw:caption-point-x="-16.6213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7.4902in" svg:y="5.0374in" draw:caption-point-x="-17.4902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6969in" svg:x="18.3472in" svg:y="5.0374in" draw:caption-point-x="-18.3472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9.0791in" svg:y="5.0374in" draw:caption-point-x="-19.0791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0.0795in" svg:y="4.9213in" draw:caption-point-x="-20.0795in" draw:caption-point-y="-4.9213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1.1161in" svg:y="4.9213in" draw:caption-point-x="-21.1161in" draw:caption-point-y="-4.9213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9028in" svg:x="22.1402in" svg:y="4.9213in" draw:caption-point-x="-22.1402in" draw:caption-point-y="-4.9213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4" office:value-type="string">
            <text:p>op expr</text:p>
          </table:table-cell>
          <table:table-cell table:style-name="ce8" office:value-type="string">
            <office:annotation draw:style-name="gr2" draw:text-style-name="P2" svg:width="1.1413in" svg:height="0.4909in" svg:x="2.8075in" svg:y="5.1118in" draw:caption-point-x="-2.8075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3.5398in" svg:y="5.1118in" draw:caption-point-x="-3.5398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4.2717in" svg:y="5.1118in" draw:caption-point-x="-4.2717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5.0035in" svg:y="5.1118in" draw:caption-point-x="-5.0035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5.7354in" svg:y="5.1118in" draw:caption-point-x="-5.7354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6.4673in" svg:y="5.1118in" draw:caption-point-x="-6.4673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7.1996in" svg:y="5.1118in" draw:caption-point-x="-7.1996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7.9315in" svg:y="5.1118in" draw:caption-point-x="-7.9315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8.6634in" svg:y="5.1118in" draw:caption-point-x="-8.6634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9.3953in" svg:y="5.1118in" draw:caption-point-x="-9.3953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3" draw:text-style-name="P2" svg:width="1.1413in" svg:height="0.4909in" svg:x="10.1276in" svg:y="5.1118in" draw:caption-point-x="-10.1276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0.8594in" svg:y="5.1118in" draw:caption-point-x="-10.8594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8" office:value-type="string">
            <office:annotation draw:style-name="gr3" draw:text-style-name="P2" svg:width="1.1413in" svg:height="0.4909in" svg:x="11.5913in" svg:y="5.1118in" draw:caption-point-x="-11.5913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2.3232in" svg:y="5.1118in" draw:caption-point-x="-12.3232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8" office:value-type="string">
            <office:annotation draw:style-name="gr3" draw:text-style-name="P2" svg:width="1.1413in" svg:height="0.4909in" svg:x="13.0551in" svg:y="5.1118in" draw:caption-point-x="-13.0551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3.7874in" svg:y="5.1118in" draw:caption-point-x="-13.7874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4.7996in" svg:y="5.1118in" draw:caption-point-x="-14.7996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7161in" svg:y="5.1118in" draw:caption-point-x="-15.7161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6.6213in" svg:y="5.1118in" draw:caption-point-x="-16.6213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7.4902in" svg:y="5.1118in" draw:caption-point-x="-17.4902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8.3472in" svg:y="5.1118in" draw:caption-point-x="-18.3472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9.0791in" svg:y="5.1118in" draw:caption-point-x="-19.0791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0.0795in" svg:y="5.1118in" draw:caption-point-x="-20.0795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1.1161in" svg:y="5.1118in" draw:caption-point-x="-21.1161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2.1402in" svg:y="5.1118in" draw:caption-point-x="-22.1402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4" office:value-type="string">
            <text:p>cc expr vars</text:p>
          </table:table-cell>
          <table:table-cell table:style-name="ce7" office:value-type="string">
            <office:annotation draw:style-name="gr3" draw:text-style-name="P2" svg:width="1.1413in" svg:height="0.9028in" svg:x="2.8075in" svg:y="5.3311in" draw:caption-point-x="-2.8075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table:style-name="ce7" office:value-type="string">
            <office:annotation draw:style-name="gr1" draw:text-style-name="P2" svg:width="1.1413in" svg:height="0.9028in" svg:x="3.5398in" svg:y="5.3311in" draw:caption-point-x="-3.5398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table:style-name="ce7" office:value-type="string">
            <office:annotation draw:style-name="gr3" draw:text-style-name="P2" svg:width="1.1413in" svg:height="0.9028in" svg:x="4.2717in" svg:y="5.3311in" draw:caption-point-x="-4.2717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office:value-type="string">
            <office:annotation draw:style-name="gr3" draw:text-style-name="P2" svg:width="1.1413in" svg:height="0.9028in" svg:x="5.0035in" svg:y="5.3311in" draw:caption-point-x="-5.0035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office:value-type="string">
            <office:annotation draw:style-name="gr3" draw:text-style-name="P2" svg:width="1.1413in" svg:height="0.9028in" svg:x="5.7354in" svg:y="5.3311in" draw:caption-point-x="-5.7354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office:value-type="string">
            <office:annotation draw:style-name="gr3" draw:text-style-name="P2" svg:width="1.1413in" svg:height="0.9028in" svg:x="6.4673in" svg:y="5.3311in" draw:caption-point-x="-6.4673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table:style-name="ce8" office:value-type="string">
            <office:annotation draw:style-name="gr2" draw:text-style-name="P2" svg:width="1.1413in" svg:height="0.4909in" svg:x="7.1996in" svg:y="5.3311in" draw:caption-point-x="-7.1996in" draw:caption-point-y="-5.331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7.9315in" svg:y="5.3311in" draw:caption-point-x="-7.9315in" draw:caption-point-y="-5.331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8.6634in" svg:y="5.3311in" draw:caption-point-x="-8.6634in" draw:caption-point-y="-5.331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9.3953in" svg:y="5.3311in" draw:caption-point-x="-9.3953in" draw:caption-point-y="-5.331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7" office:value-type="string">
            <office:annotation draw:style-name="gr3" draw:text-style-name="P2" svg:width="1.1413in" svg:height="0.9028in" svg:x="10.1276in" svg:y="5.3311in" draw:caption-point-x="-10.1276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table:style-name="ce8" office:value-type="string">
            <office:annotation draw:style-name="gr2" draw:text-style-name="P2" svg:width="1.1413in" svg:height="0.4909in" svg:x="10.8594in" svg:y="5.3311in" draw:caption-point-x="-10.8594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1.5913in" svg:y="5.3311in" draw:caption-point-x="-11.5913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7" office:value-type="string">
            <office:annotation draw:style-name="gr3" draw:text-style-name="P2" svg:width="1.1413in" svg:height="0.9028in" svg:x="12.3232in" svg:y="5.3311in" draw:caption-point-x="-12.3232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table:style-name="ce7" office:value-type="string">
            <office:annotation draw:style-name="gr3" draw:text-style-name="P2" svg:width="1.1413in" svg:height="0.9028in" svg:x="13.0551in" svg:y="5.3311in" draw:caption-point-x="-13.0551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table:style-name="ce8" office:value-type="string">
            <office:annotation draw:style-name="gr2" draw:text-style-name="P2" svg:width="1.1413in" svg:height="0.4909in" svg:x="13.7874in" svg:y="5.3311in" draw:caption-point-x="-13.7874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office:value-type="string">
            <office:annotation draw:style-name="gr3" draw:text-style-name="P2" svg:width="1.1413in" svg:height="0.9028in" svg:x="14.7996in" svg:y="5.3311in" draw:caption-point-x="-14.7996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office:value-type="string">
            <office:annotation draw:style-name="gr2" draw:text-style-name="P2" svg:width="1.1413in" svg:height="0.4909in" svg:x="15.7161in" svg:y="5.3311in" draw:caption-point-x="-15.7161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6.6213in" svg:y="5.3311in" draw:caption-point-x="-16.6213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office:value-type="string">
            <office:annotation draw:style-name="gr3" draw:text-style-name="P2" svg:width="1.1413in" svg:height="0.9028in" svg:x="17.4902in" svg:y="5.3311in" draw:caption-point-x="-17.4902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office:value-type="string">
            <office:annotation draw:style-name="gr3" draw:text-style-name="P2" svg:width="1.1413in" svg:height="0.9028in" svg:x="18.3472in" svg:y="5.3311in" draw:caption-point-x="-18.3472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sum(wli)=wr</text:p>
          </table:table-cell>
          <table:table-cell office:value-type="string">
            <office:annotation draw:style-name="gr2" draw:text-style-name="P2" svg:width="1.1413in" svg:height="0.4909in" svg:x="19.0791in" svg:y="5.3311in" draw:caption-point-x="-19.0791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9" office:value-type="string">
            <office:annotation draw:style-name="gr3" draw:text-style-name="P2" svg:width="1.1413in" svg:height="0.9028in" svg:x="20.0795in" svg:y="5.3311in" draw:caption-point-x="-20.0795in" draw:caption-point-y="-5.3311in">
              <dc:creator>bb</dc:creator>
              <dc:date>2008-07-28T00:00:00</dc:date>
              <text:p text:style-name="P1"><text:span text:style-name="T1">assign_part_sel_valid.1pl</text:span></text:p>
              <text:p text:style-name="P1"><text:span text:style-name="T1">assign_part_sel_valid2.pl</text:span></text:p>
            </office:annotation>
            <text:p>sum(wli)=max(wrj)</text:p>
          </table:table-cell>
          <table:table-cell table:style-name="ce9" office:value-type="string">
            <office:annotation draw:style-name="gr3" draw:text-style-name="P2" svg:width="1.1413in" svg:height="0.9028in" svg:x="21.1161in" svg:y="5.3311in" draw:caption-point-x="-21.1161in" draw:caption-point-y="-5.3311in">
              <dc:creator>bb</dc:creator>
              <dc:date>2008-07-28T00:00:00</dc:date>
              <text:p text:style-name="P1"><text:span text:style-name="T1">assign_part_sel_valid.1pl</text:span></text:p>
              <text:p text:style-name="P1"><text:span text:style-name="T1">assign_part_sel_valid2.pl</text:span></text:p>
            </office:annotation>
            <text:p>sum(wli)=sum(wrj)</text:p>
          </table:table-cell>
          <table:table-cell table:style-name="ce10" office:value-type="string">
            <office:annotation draw:style-name="gr3" draw:text-style-name="P2" svg:width="1.1413in" svg:height="0.9028in" svg:x="22.1402in" svg:y="5.3311in" draw:caption-point-x="-22.1402in" draw:caption-point-y="-5.3311in">
              <dc:creator>bb</dc:creator>
              <dc:date>2008-07-28T00:00:00</dc:date>
              <text:p text:style-name="P1"><text:span text:style-name="T1">assign_part_sel_valid.1pl</text:span></text:p>
              <text:p text:style-name="P1"><text:span text:style-name="T1">assign_part_sel_valid2.pl</text:span></text:p>
            </office:annotation>
            <text:p>sum(wli)=R*wr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4" office:value-type="string">
            <text:p>cc expr nums</text:p>
          </table:table-cell>
          <table:table-cell table:style-name="ce8" office:value-type="string">
            <office:annotation draw:style-name="gr2" draw:text-style-name="P2" svg:width="1.1413in" svg:height="0.4909in" svg:x="2.8075in" svg:y="5.5504in" draw:caption-point-x="-2.8075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3.5398in" svg:y="5.5504in" draw:caption-point-x="-3.5398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4.2717in" svg:y="5.5504in" draw:caption-point-x="-4.2717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5.0035in" svg:y="5.5504in" draw:caption-point-x="-5.0035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5.7354in" svg:y="5.5504in" draw:caption-point-x="-5.7354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6.4673in" svg:y="5.5504in" draw:caption-point-x="-6.4673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7.1996in" svg:y="5.5504in" draw:caption-point-x="-7.1996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7.9315in" svg:y="5.5504in" draw:caption-point-x="-7.9315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8.6634in" svg:y="5.5504in" draw:caption-point-x="-8.6634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9.3953in" svg:y="5.5504in" draw:caption-point-x="-9.3953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0.1276in" svg:y="5.5504in" draw:caption-point-x="-10.1276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0.8594in" svg:y="5.5504in" draw:caption-point-x="-10.8594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1.5913in" svg:y="5.5504in" draw:caption-point-x="-11.5913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2.3232in" svg:y="5.5504in" draw:caption-point-x="-12.3232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3.0551in" svg:y="5.5504in" draw:caption-point-x="-13.0551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3.7874in" svg:y="5.5504in" draw:caption-point-x="-13.7874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4.7996in" svg:y="5.5504in" draw:caption-point-x="-14.7996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7161in" svg:y="5.5504in" draw:caption-point-x="-15.7161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6.6213in" svg:y="5.5504in" draw:caption-point-x="-16.6213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7.4902in" svg:y="5.5504in" draw:caption-point-x="-17.4902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8.3472in" svg:y="5.5504in" draw:caption-point-x="-18.3472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9.0791in" svg:y="5.5504in" draw:caption-point-x="-19.0791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0.0795in" svg:y="5.5504in" draw:caption-point-x="-20.0795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1.1161in" svg:y="5.5504in" draw:caption-point-x="-21.1161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2.1402in" svg:y="5.5504in" draw:caption-point-x="-22.1402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4" office:value-type="string">
            <text:p>rep expr</text:p>
          </table:table-cell>
          <table:table-cell table:style-name="ce8" office:value-type="string">
            <office:annotation draw:style-name="gr2" draw:text-style-name="P2" svg:width="1.1413in" svg:height="0.4909in" svg:x="2.8075in" svg:y="5.7697in" draw:caption-point-x="-2.8075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3.5398in" svg:y="5.7697in" draw:caption-point-x="-3.5398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4.2717in" svg:y="5.7697in" draw:caption-point-x="-4.2717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5.0035in" svg:y="5.7697in" draw:caption-point-x="-5.0035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5.7354in" svg:y="5.7697in" draw:caption-point-x="-5.7354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6.4673in" svg:y="5.7697in" draw:caption-point-x="-6.4673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7.1996in" svg:y="5.7697in" draw:caption-point-x="-7.1996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7.9315in" svg:y="5.7697in" draw:caption-point-x="-7.9315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8.6634in" svg:y="5.7697in" draw:caption-point-x="-8.6634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9.3953in" svg:y="5.7697in" draw:caption-point-x="-9.3953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0.1276in" svg:y="5.7697in" draw:caption-point-x="-10.1276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0.8594in" svg:y="5.7697in" draw:caption-point-x="-10.8594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1.5913in" svg:y="5.7697in" draw:caption-point-x="-11.5913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2.3232in" svg:y="5.7697in" draw:caption-point-x="-12.3232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3.0551in" svg:y="5.7697in" draw:caption-point-x="-13.0551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3.7874in" svg:y="5.7697in" draw:caption-point-x="-13.7874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4.7996in" svg:y="5.7697in" draw:caption-point-x="-14.7996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5.7161in" svg:y="5.7697in" draw:caption-point-x="-15.7161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6.6213in" svg:y="5.7697in" draw:caption-point-x="-16.6213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7.4902in" svg:y="5.7697in" draw:caption-point-x="-17.4902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8" office:value-type="string">
            <office:annotation draw:style-name="gr2" draw:text-style-name="P2" svg:width="1.1413in" svg:height="0.4909in" svg:x="18.3472in" svg:y="5.7697in" draw:caption-point-x="-18.3472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9.0791in" svg:y="5.7697in" draw:caption-point-x="-19.0791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0.0795in" svg:y="5.7697in" draw:caption-point-x="-20.0795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1.1161in" svg:y="5.7697in" draw:caption-point-x="-21.1161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22.1402in" svg:y="5.7697in" draw:caption-point-x="-22.1402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</table:table-row>
        <table:table-row table:style-name="ro1" table:number-rows-repeated="2">
          <table:table-cell/>
          <table:table-cell table:style-name="Default" table:number-columns-repeated="26"/>
        </table:table-row>
        <table:table-row table:style-name="ro1">
          <table:table-cell/>
          <table:table-cell table:style-name="Default" office:value-type="string">
            <text:p>wl= width of LHS object </text:p>
          </table:table-cell>
          <table:table-cell table:style-name="Default" table:number-columns-repeated="25"/>
        </table:table-row>
        <table:table-row table:style-name="ro1">
          <table:table-cell/>
          <table:table-cell table:style-name="Default" office:value-type="string">
            <text:p>wr= width of RHS object or replicated object in a rep expr</text:p>
          </table:table-cell>
          <table:table-cell table:style-name="Default" table:number-columns-repeated="25"/>
        </table:table-row>
        <table:table-row table:style-name="ro1">
          <table:table-cell/>
          <table:table-cell table:style-name="Default" office:value-type="string">
            <text:p>wli = operand i of the LHS op/cc expressions</text:p>
          </table:table-cell>
          <table:table-cell table:style-name="Default" table:number-columns-repeated="25"/>
        </table:table-row>
        <table:table-row table:style-name="ro1">
          <table:table-cell/>
          <table:table-cell table:style-name="Default" office:value-type="string">
            <text:p>wrj = operand j of the RHS op/cc expressions</text:p>
          </table:table-cell>
          <table:table-cell table:style-name="Default" table:number-columns-repeated="25"/>
        </table:table-row>
        <table:table-row table:style-name="ro1">
          <table:table-cell/>
          <table:table-cell table:style-name="Default" office:value-type="string">
            <text:p>R = replication number in a rep expr</text:p>
          </table:table-cell>
          <table:table-cell table:style-name="Default" table:number-columns-repeated="25"/>
        </table:table-row>
        <table:table-row table:style-name="ro1">
          <table:table-cell/>
          <table:table-cell table:style-name="Default" table:number-columns-repeated="26"/>
        </table:table-row>
        <table:table-row table:style-name="ro1">
          <table:table-cell office:value-type="string">
            <text:p>Direction checks</text:p>
          </table:table-cell>
          <table:table-cell table:style-name="Default" table:number-columns-repeated="26"/>
        </table:table-row>
        <table:table-row table:style-name="ro1">
          <table:table-cell office:value-type="string">
            <text:p>Width checks that make assignment legal</text:p>
          </table:table-cell>
          <table:table-cell table:style-name="Default" table:number-columns-repeated="26"/>
        </table:table-row>
        <table:table-row table:style-name="ro1">
          <table:table-cell office:value-type="string">
            <text:p>Combinations of LHS and RHS</text:p>
          </table:table-cell>
          <table:table-cell table:style-name="Default"/>
          <table:table-cell table:style-name="ce5" table:number-columns-repeated="25"/>
        </table:table-row>
        <table:table-row table:style-name="ro1">
          <table:table-cell office:value-type="string">
            <text:p>assign statement</text:p>
          </table:table-cell>
          <table:table-cell table:style-name="ce1"/>
          <table:table-cell table:number-columns-repeated="25" table:style-name="ce2" office:value-type="string">
            <text:p>RHS </text:p>
          </table:table-cell>
        </table:table-row>
        <table:table-row table:style-name="ro1">
          <table:table-cell/>
          <table:table-cell table:style-name="ce1"/>
          <table:table-cell table:style-name="ce2" office:value-type="string">
            <text:p>s</text:p>
          </table:table-cell>
          <table:table-cell table:style-name="ce2" office:value-type="string">
            <text:p>sg.s</text:p>
          </table:table-cell>
          <table:table-cell table:style-name="ce2" office:value-type="string">
            <text:p>sg.sg.s</text:p>
          </table:table-cell>
          <table:table-cell table:style-name="ce3" office:value-type="string">
            <text:p>s.ps</text:p>
          </table:table-cell>
          <table:table-cell table:style-name="ce3" office:value-type="string">
            <text:p>sg.s.ps</text:p>
          </table:table-cell>
          <table:table-cell table:style-name="ce3" office:value-type="string">
            <text:p>sg.sg.s.ps</text:p>
          </table:table-cell>
          <table:table-cell table:style-name="ce2" office:value-type="string">
            <text:p>sg</text:p>
          </table:table-cell>
          <table:table-cell table:style-name="ce2" office:value-type="string">
            <text:p>sg.sg</text:p>
          </table:table-cell>
          <table:table-cell table:style-name="ce2" office:value-type="string">
            <text:p>ifc</text:p>
          </table:table-cell>
          <table:table-cell table:style-name="ce2" office:value-type="string">
            <text:p>ifc.ifc</text:p>
          </table:table-cell>
          <table:table-cell table:style-name="ce2" office:value-type="string">
            <text:p>p – input</text:p>
          </table:table-cell>
          <table:table-cell table:style-name="ce2" office:value-type="string">
            <text:p>c – input</text:p>
          </table:table-cell>
          <table:table-cell table:style-name="ce2" office:value-type="string">
            <text:p>p – output</text:p>
          </table:table-cell>
          <table:table-cell table:style-name="ce2" office:value-type="string">
            <text:p>c – output</text:p>
          </table:table-cell>
          <table:table-cell table:style-name="ce2" office:value-type="string">
            <text:p>p – inout</text:p>
          </table:table-cell>
          <table:table-cell table:style-name="ce2" office:value-type="string">
            <text:p>c – inout</text:p>
          </table:table-cell>
          <table:table-cell table:style-name="ce3" office:value-type="string">
            <text:p>p – input ps</text:p>
          </table:table-cell>
          <table:table-cell table:style-name="ce3" office:value-type="string">
            <text:p>c – input ps</text:p>
          </table:table-cell>
          <table:table-cell table:style-name="ce3" office:value-type="string">
            <text:p>p – output ps</text:p>
          </table:table-cell>
          <table:table-cell table:style-name="ce3" office:value-type="string">
            <text:p>c – output ps</text:p>
          </table:table-cell>
          <table:table-cell table:style-name="ce3" office:value-type="string">
            <text:p>p – inout ps</text:p>
          </table:table-cell>
          <table:table-cell table:style-name="ce3" office:value-type="string">
            <text:p>c – inout ps</text:p>
          </table:table-cell>
          <table:table-cell table:style-name="ce4" office:value-type="string">
            <text:p>op expr</text:p>
          </table:table-cell>
          <table:table-cell table:style-name="ce4" office:value-type="string">
            <text:p>concat expr</text:p>
          </table:table-cell>
          <table:table-cell table:style-name="ce4" office:value-type="string">
            <text:p>rep expr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office:annotation draw:style-name="gr2" draw:text-style-name="P2" svg:width="1.1413in" svg:height="0.6969in" svg:x="5.0035in" svg:y="8.8984in" draw:caption-point-x="-5.0035in" draw:caption-point-y="-8.8984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5.7354in" svg:y="8.898in" draw:caption-point-x="-5.7354in" draw:caption-point-y="-8.898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6.4673in" svg:y="8.898in" draw:caption-point-x="-6.4673in" draw:caption-point-y="-8.898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text:p>cck(ld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d,r)</text:p>
          </table:table-cell>
          <table:table-cell office:value-type="string">
            <text:p>cck(ld,r)</text:p>
          </table:table-cell>
          <table:table-cell office:value-type="string">
            <text:p>illegal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d)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</text:p>
          </table:table-cell>
          <table:table-cell table:number-columns-repeated="3"/>
          <table:table-cell office:value-type="string">
            <office:annotation draw:style-name="gr2" draw:text-style-name="P2" svg:width="1.1413in" svg:height="0.6969in" svg:x="5.0035in" svg:y="9.1272in" draw:caption-point-x="-5.0035in" draw:caption-point-y="-9.1272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5.7354in" svg:y="9.1272in" draw:caption-point-x="-5.7354in" draw:caption-point-y="-9.1272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6.4673in" svg:y="9.1272in" draw:caption-point-x="-6.4673in" draw:caption-point-y="-9.1272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text:p>cck(ld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d,r)</text:p>
          </table:table-cell>
          <table:table-cell office:value-type="string">
            <text:p>cck(ld,r)</text:p>
          </table:table-cell>
          <table:table-cell office:value-type="string">
            <text:p>illegal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d)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</text:p>
          </table:table-cell>
          <table:table-cell table:number-columns-repeated="3"/>
          <table:table-cell office:value-type="string">
            <office:annotation draw:style-name="gr2" draw:text-style-name="P2" svg:width="1.1413in" svg:height="0.6969in" svg:x="5.0035in" svg:y="9.3559in" draw:caption-point-x="-5.0035in" draw:caption-point-y="-9.3559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5.7354in" svg:y="9.3559in" draw:caption-point-x="-5.7354in" draw:caption-point-y="-9.3559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6.4673in" svg:y="9.3559in" draw:caption-point-x="-6.4673in" draw:caption-point-y="-9.3559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text:p>cck(ld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d,r)</text:p>
          </table:table-cell>
          <table:table-cell office:value-type="string">
            <text:p>cck(ld,r)</text:p>
          </table:table-cell>
          <table:table-cell office:value-type="string">
            <text:p>illegal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d)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3" office:value-type="string">
            <text:p>s.ps</text:p>
          </table:table-cell>
          <table:table-cell table:style-name="ce7" office:value-type="string">
            <office:annotation draw:style-name="gr2" draw:text-style-name="P2" svg:width="1.1413in" svg:height="0.6969in" svg:x="2.8075in" svg:y="9.585in" draw:caption-point-x="-2.8075in" draw:caption-point-y="-9.585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style-name="ce7" office:value-type="string">
            <office:annotation draw:style-name="gr2" draw:text-style-name="P2" svg:width="1.1413in" svg:height="0.6969in" svg:x="3.5398in" svg:y="9.585in" draw:caption-point-x="-3.5398in" draw:caption-point-y="-9.585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style-name="ce7" office:value-type="string">
            <office:annotation draw:style-name="gr2" draw:text-style-name="P2" svg:width="1.1413in" svg:height="0.6969in" svg:x="4.2717in" svg:y="9.585in" draw:caption-point-x="-4.2717in" draw:caption-point-y="-9.585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5.0035in" svg:y="9.585in" draw:caption-point-x="-5.0035in" draw:caption-point-y="-9.585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5.7354in" svg:y="9.585in" draw:caption-point-x="-5.7354in" draw:caption-point-y="-9.585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6.4673in" svg:y="9.585in" draw:caption-point-x="-6.4673in" draw:caption-point-y="-9.585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number-columns-repeated="4" table:style-name="ce8" office:value-type="string">
            <text:p>illegal</text:p>
          </table:table-cell>
          <table:table-cell table:style-name="ce7" office:value-type="string">
            <text:p>cck(ld,r)</text:p>
          </table:table-cell>
          <table:table-cell table:number-columns-repeated="2" table:style-name="ce8" office:value-type="string">
            <text:p>illegal</text:p>
          </table:table-cell>
          <table:table-cell table:style-name="ce7" office:value-type="string">
            <text:p>cck(ld,r)</text:p>
          </table:table-cell>
          <table:table-cell table:style-name="ce7" office:value-type="string">
            <text:p>cck(ld,r)</text:p>
          </table:table-cell>
          <table:table-cell table:style-name="ce8" office:value-type="string">
            <text:p>illegal</text:p>
          </table:table-cell>
          <table:table-cell office:value-type="string">
            <text:p>cck(ld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d,r)</text:p>
          </table:table-cell>
          <table:table-cell office:value-type="string">
            <text:p>cck(ld,r)</text:p>
          </table:table-cell>
          <table:table-cell office:value-type="string">
            <text:p>illegal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d)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3" office:value-type="string">
            <text:p>sg.s.ps</text:p>
          </table:table-cell>
          <table:table-cell table:style-name="ce7" office:value-type="string">
            <office:annotation draw:style-name="gr2" draw:text-style-name="P2" svg:width="1.1413in" svg:height="0.6969in" svg:x="2.8075in" svg:y="9.8142in" draw:caption-point-x="-2.8075in" draw:caption-point-y="-9.8142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style-name="ce7" office:value-type="string">
            <office:annotation draw:style-name="gr2" draw:text-style-name="P2" svg:width="1.1413in" svg:height="0.6969in" svg:x="3.5398in" svg:y="9.8142in" draw:caption-point-x="-3.5398in" draw:caption-point-y="-9.8142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style-name="ce7" office:value-type="string">
            <office:annotation draw:style-name="gr2" draw:text-style-name="P2" svg:width="1.1413in" svg:height="0.6969in" svg:x="4.2717in" svg:y="9.8142in" draw:caption-point-x="-4.2717in" draw:caption-point-y="-9.8142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5.0035in" svg:y="9.8142in" draw:caption-point-x="-5.0035in" draw:caption-point-y="-9.8142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5.7354in" svg:y="9.8142in" draw:caption-point-x="-5.7354in" draw:caption-point-y="-9.8142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6.4673in" svg:y="9.8142in" draw:caption-point-x="-6.4673in" draw:caption-point-y="-9.8142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number-columns-repeated="4" table:style-name="ce8" office:value-type="string">
            <text:p>illegal</text:p>
          </table:table-cell>
          <table:table-cell table:style-name="ce7" office:value-type="string">
            <text:p>cck(ld,r)</text:p>
          </table:table-cell>
          <table:table-cell table:number-columns-repeated="2" table:style-name="ce8" office:value-type="string">
            <text:p>illegal</text:p>
          </table:table-cell>
          <table:table-cell table:style-name="ce7" office:value-type="string">
            <text:p>cck(ld,r)</text:p>
          </table:table-cell>
          <table:table-cell table:style-name="ce7" office:value-type="string">
            <text:p>cck(ld,r)</text:p>
          </table:table-cell>
          <table:table-cell table:style-name="ce8" office:value-type="string">
            <text:p>illegal</text:p>
          </table:table-cell>
          <table:table-cell office:value-type="string">
            <text:p>cck(ld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d,r)</text:p>
          </table:table-cell>
          <table:table-cell office:value-type="string">
            <text:p>cck(ld,r)</text:p>
          </table:table-cell>
          <table:table-cell office:value-type="string">
            <text:p>illegal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d)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3" office:value-type="string">
            <text:p>sg.sg.s.ps</text:p>
          </table:table-cell>
          <table:table-cell table:style-name="ce7" office:value-type="string">
            <office:annotation draw:style-name="gr2" draw:text-style-name="P2" svg:width="1.1413in" svg:height="0.6969in" svg:x="2.8075in" svg:y="10.0429in" draw:caption-point-x="-2.8075in" draw:caption-point-y="-10.0429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style-name="ce7" office:value-type="string">
            <office:annotation draw:style-name="gr2" draw:text-style-name="P2" svg:width="1.1413in" svg:height="0.6969in" svg:x="3.5398in" svg:y="10.0429in" draw:caption-point-x="-3.5398in" draw:caption-point-y="-10.0429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style-name="ce7" office:value-type="string">
            <office:annotation draw:style-name="gr2" draw:text-style-name="P2" svg:width="1.1413in" svg:height="0.6969in" svg:x="4.2717in" svg:y="10.0429in" draw:caption-point-x="-4.2717in" draw:caption-point-y="-10.0429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5.0035in" svg:y="10.0429in" draw:caption-point-x="-5.0035in" draw:caption-point-y="-10.0429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5.7354in" svg:y="10.0429in" draw:caption-point-x="-5.7354in" draw:caption-point-y="-10.0429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office:value-type="string">
            <office:annotation draw:style-name="gr2" draw:text-style-name="P2" svg:width="1.1413in" svg:height="0.6969in" svg:x="6.4673in" svg:y="10.0429in" draw:caption-point-x="-6.4673in" draw:caption-point-y="-10.0429in">
              <dc:creator>EP</dc:creator>
              <dc:date>2008-07-14T00:00:00</dc:date>
              <text:p text:style-name="P1"><text:span text:style-name="T1">assign_part_select_sig_sg_valid.pl</text:span></text:p>
            </office:annotation>
            <text:p>cck(ld,rd)</text:p>
          </table:table-cell>
          <table:table-cell table:number-columns-repeated="4" table:style-name="ce8" office:value-type="string">
            <text:p>illegal</text:p>
          </table:table-cell>
          <table:table-cell table:style-name="ce7" office:value-type="string">
            <text:p>cck(ld,r)</text:p>
          </table:table-cell>
          <table:table-cell table:number-columns-repeated="2" table:style-name="ce8" office:value-type="string">
            <text:p>illegal</text:p>
          </table:table-cell>
          <table:table-cell table:style-name="ce7" office:value-type="string">
            <text:p>cck(ld,r)</text:p>
          </table:table-cell>
          <table:table-cell table:style-name="ce7" office:value-type="string">
            <text:p>cck(ld,r)</text:p>
          </table:table-cell>
          <table:table-cell table:style-name="ce8" office:value-type="string">
            <text:p>illegal</text:p>
          </table:table-cell>
          <table:table-cell office:value-type="string">
            <text:p>cck(ld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d,r)</text:p>
          </table:table-cell>
          <table:table-cell office:value-type="string">
            <text:p>cck(ld,r)</text:p>
          </table:table-cell>
          <table:table-cell office:value-type="string">
            <text:p>illegal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j)</text:p>
          </table:table-cell>
          <table:table-cell table:style-name="ce7" office:value-type="string">
            <text:p>cck(ld,rd)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</text:p>
          </table:table-cell>
          <table:table-cell table:number-columns-repeated="3" office:value-type="string">
            <text:p>illegal</text:p>
          </table:table-cell>
          <table:table-cell table:number-columns-repeated="3" table:style-name="ce8" office:value-type="string">
            <text:p>illegal</text:p>
          </table:table-cell>
          <table:table-cell table:number-columns-repeated="4"/>
          <table:table-cell table:number-columns-repeated="6" office:value-type="string">
            <text:p>illegal</text:p>
          </table:table-cell>
          <table:table-cell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g</text:p>
          </table:table-cell>
          <table:table-cell table:number-columns-repeated="3" office:value-type="string">
            <text:p>illegal</text:p>
          </table:table-cell>
          <table:table-cell table:number-columns-repeated="3" table:style-name="ce8" office:value-type="string">
            <text:p>illegal</text:p>
          </table:table-cell>
          <table:table-cell table:number-columns-repeated="4"/>
          <table:table-cell table:number-columns-repeated="6" office:value-type="string">
            <text:p>illegal</text:p>
          </table:table-cell>
          <table:table-cell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</text:p>
          </table:table-cell>
          <table:table-cell table:number-columns-repeated="3" office:value-type="string">
            <text:p>illegal</text:p>
          </table:table-cell>
          <table:table-cell table:number-columns-repeated="3" table:style-name="ce8" office:value-type="string">
            <text:p>illegal</text:p>
          </table:table-cell>
          <table:table-cell table:number-columns-repeated="4"/>
          <table:table-cell table:number-columns-repeated="6" office:value-type="string">
            <text:p>illegal</text:p>
          </table:table-cell>
          <table:table-cell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</text:p>
          </table:table-cell>
          <table:table-cell table:number-columns-repeated="3" office:value-type="string">
            <text:p>illegal</text:p>
          </table:table-cell>
          <table:table-cell table:number-columns-repeated="3" table:style-name="ce8" office:value-type="string">
            <text:p>illegal</text:p>
          </table:table-cell>
          <table:table-cell table:number-columns-repeated="4"/>
          <table:table-cell table:number-columns-repeated="6" office:value-type="string">
            <text:p>illegal</text:p>
          </table:table-cell>
          <table:table-cell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p – input</text:p>
          </table:table-cell>
          <table:table-cell table:number-columns-repeated="3" office:value-type="string">
            <text:p>illegal</text:p>
          </table:table-cell>
          <table:table-cell table:number-columns-repeated="3" table:style-name="ce8" office:value-type="string">
            <text:p>illegal</text:p>
          </table:table-cell>
          <table:table-cell table:number-columns-repeated="10" office:value-type="string">
            <text:p>illegal</text:p>
          </table:table-cell>
          <table:table-cell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c – input</text:p>
          </table:table-cell>
          <table:table-cell table:number-columns-repeated="3"/>
          <table:table-cell office:value-type="string">
            <text:p>cck(l,rd)</text:p>
          </table:table-cell>
          <table:table-cell office:value-type="string">
            <text:p>cck(l,rd)</text:p>
          </table:table-cell>
          <table:table-cell office:value-type="string">
            <text:p>cck(l,rd)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text:p>cck(l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illegal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p – output</text:p>
          </table:table-cell>
          <table:table-cell table:number-columns-repeated="3"/>
          <table:table-cell office:value-type="string">
            <text:p>cck(l,rd)</text:p>
          </table:table-cell>
          <table:table-cell office:value-type="string">
            <text:p>cck(l,rd)</text:p>
          </table:table-cell>
          <table:table-cell office:value-type="string">
            <text:p>cck(l,rd)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text:p>cck(l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illegal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c – output</text:p>
          </table:table-cell>
          <table:table-cell table:number-columns-repeated="3" office:value-type="string">
            <text:p>illegal</text:p>
          </table:table-cell>
          <table:table-cell table:number-columns-repeated="3" table:style-name="ce8" office:value-type="string">
            <text:p>illegal</text:p>
          </table:table-cell>
          <table:table-cell table:number-columns-repeated="10" office:value-type="string">
            <text:p>illegal</text:p>
          </table:table-cell>
          <table:table-cell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p – inout</text:p>
          </table:table-cell>
          <table:table-cell table:number-columns-repeated="3"/>
          <table:table-cell office:value-type="string">
            <text:p>cck(l,rd)</text:p>
          </table:table-cell>
          <table:table-cell office:value-type="string">
            <text:p>cck(l,rd)</text:p>
          </table:table-cell>
          <table:table-cell office:value-type="string">
            <text:p>cck(l,rd)</text:p>
          </table:table-cell>
          <table:table-cell table:number-columns-repeated="4" office:value-type="string">
            <text:p>illegal</text:p>
          </table:table-cell>
          <table:table-cell/>
          <table:table-cell table:number-columns-repeated="2" office:value-type="string">
            <text:p>illegal</text:p>
          </table:table-cell>
          <table:table-cell table:number-columns-repeated="2"/>
          <table:table-cell office:value-type="string">
            <text:p>illegal</text:p>
          </table:table-cell>
          <table:table-cell office:value-type="string">
            <text:p>cck(l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illegal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</table:table-row>
        <table:table-row table:style-name="ro1">
          <table:table-cell office:value-type="string">
            <text:p>LHS???</text:p>
          </table:table-cell>
          <table:table-cell office:value-type="string">
            <text:p>c – inout</text:p>
          </table:table-cell>
          <table:table-cell table:number-columns-repeated="3" office:value-type="string">
            <text:p>illegal</text:p>
          </table:table-cell>
          <table:table-cell table:number-columns-repeated="3" table:style-name="ce8" office:value-type="string">
            <text:p>illegal</text:p>
          </table:table-cell>
          <table:table-cell table:number-columns-repeated="10" office:value-type="string">
            <text:p>illegal</text:p>
          </table:table-cell>
          <table:table-cell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???</text:p>
          </table:table-cell>
          <table:table-cell table:style-name="ce3" office:value-type="string">
            <text:p>p – input ps</text:p>
          </table:table-cell>
          <table:table-cell table:number-columns-repeated="17"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3" office:value-type="string">
            <text:p>c – input ps</text:p>
          </table:table-cell>
          <table:table-cell table:style-name="ce7" office:value-type="string">
            <text:p>cck(l,r)</text:p>
          </table:table-cell>
          <table:table-cell table:style-name="ce7" office:value-type="string">
            <text:p>cck(l,r)</text:p>
          </table:table-cell>
          <table:table-cell table:style-name="ce7"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table:number-columns-repeated="4" table:style-name="ce8" office:value-type="string">
            <text:p>illegal</text:p>
          </table:table-cell>
          <table:table-cell table:style-name="ce7" office:value-type="string">
            <text:p>cck(l,r)</text:p>
          </table:table-cell>
          <table:table-cell table:number-columns-repeated="2" table:style-name="ce8" office:value-type="string">
            <text:p>illegal</text:p>
          </table:table-cell>
          <table:table-cell table:style-name="ce7" office:value-type="string">
            <text:p>cck(l,r)</text:p>
          </table:table-cell>
          <table:table-cell table:style-name="ce7" office:value-type="string">
            <text:p>cck(l,r)</text:p>
          </table:table-cell>
          <table:table-cell table:style-name="ce8" office:value-type="string">
            <text:p>illegal</text:p>
          </table:table-cell>
          <table:table-cell office:value-type="string">
            <text:p>cck(l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illegal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3" office:value-type="string">
            <text:p>p – output ps</text:p>
          </table:table-cell>
          <table:table-cell table:style-name="ce7" office:value-type="string">
            <text:p>cck(l,r)</text:p>
          </table:table-cell>
          <table:table-cell table:style-name="ce7" office:value-type="string">
            <text:p>cck(l,r)</text:p>
          </table:table-cell>
          <table:table-cell table:style-name="ce7"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table:number-columns-repeated="4" table:style-name="ce8" office:value-type="string">
            <text:p>illegal</text:p>
          </table:table-cell>
          <table:table-cell table:style-name="ce7" office:value-type="string">
            <text:p>cck(l,r)</text:p>
          </table:table-cell>
          <table:table-cell table:number-columns-repeated="2" table:style-name="ce8" office:value-type="string">
            <text:p>illegal</text:p>
          </table:table-cell>
          <table:table-cell table:style-name="ce7" office:value-type="string">
            <text:p>cck(l,r)</text:p>
          </table:table-cell>
          <table:table-cell table:style-name="ce7" office:value-type="string">
            <text:p>cck(l,r)</text:p>
          </table:table-cell>
          <table:table-cell table:style-name="ce8" office:value-type="string">
            <text:p>illegal</text:p>
          </table:table-cell>
          <table:table-cell office:value-type="string">
            <text:p>cck(l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illegal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3" office:value-type="string">
            <text:p>c – output ps</text:p>
          </table:table-cell>
          <table:table-cell table:number-columns-repeated="17"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???</text:p>
          </table:table-cell>
          <table:table-cell table:style-name="ce3" office:value-type="string">
            <text:p>p – inout ps</text:p>
          </table:table-cell>
          <table:table-cell table:style-name="ce7" office:value-type="string">
            <text:p>cck(l,r)</text:p>
          </table:table-cell>
          <table:table-cell table:style-name="ce7" office:value-type="string">
            <text:p>cck(l,r)</text:p>
          </table:table-cell>
          <table:table-cell table:style-name="ce7"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table:number-columns-repeated="4" table:style-name="ce8" office:value-type="string">
            <text:p>illegal</text:p>
          </table:table-cell>
          <table:table-cell table:style-name="ce7" office:value-type="string">
            <text:p>cck(l,r)</text:p>
          </table:table-cell>
          <table:table-cell table:number-columns-repeated="2" table:style-name="ce8" office:value-type="string">
            <text:p>illegal</text:p>
          </table:table-cell>
          <table:table-cell table:style-name="ce7" office:value-type="string">
            <text:p>cck(l,r)</text:p>
          </table:table-cell>
          <table:table-cell table:style-name="ce7" office:value-type="string">
            <text:p>cck(l,r)</text:p>
          </table:table-cell>
          <table:table-cell table:style-name="ce8" office:value-type="string">
            <text:p>illegal</text:p>
          </table:table-cell>
          <table:table-cell office:value-type="string">
            <text:p>cck(l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,r)</text:p>
          </table:table-cell>
          <table:table-cell office:value-type="string">
            <text:p>cck(l,r)</text:p>
          </table:table-cell>
          <table:table-cell office:value-type="string">
            <text:p>illegal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  <table:table-cell table:style-name="ce7" office:value-type="string">
            <text:p>cck(l,rj)</text:p>
          </table:table-cell>
        </table:table-row>
        <table:table-row table:style-name="ro1">
          <table:table-cell office:value-type="string">
            <text:p>LHS???</text:p>
          </table:table-cell>
          <table:table-cell table:style-name="ce3" office:value-type="string">
            <text:p>c – inout ps</text:p>
          </table:table-cell>
          <table:table-cell table:number-columns-repeated="17"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4" office:value-type="string">
            <text:p>op expr</text:p>
          </table:table-cell>
          <table:table-cell table:number-columns-repeated="17"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4" office:value-type="string">
            <text:p>cc expr vars</text:p>
          </table:table-cell>
          <table:table-cell table:style-name="ce7" office:value-type="string">
            <text:p>cck(li,rd)</text:p>
          </table:table-cell>
          <table:table-cell table:style-name="ce7" office:value-type="string">
            <text:p>cck(li,rd)</text:p>
          </table:table-cell>
          <table:table-cell table:style-name="ce7" office:value-type="string">
            <text:p>cck(li,rd)</text:p>
          </table:table-cell>
          <table:table-cell office:value-type="string">
            <text:p>cck(li,rd)</text:p>
          </table:table-cell>
          <table:table-cell office:value-type="string">
            <text:p>cck(li,rd)</text:p>
          </table:table-cell>
          <table:table-cell office:value-type="string">
            <text:p>cck(li,rd)</text:p>
          </table:table-cell>
          <table:table-cell table:number-columns-repeated="4" table:style-name="ce8" office:value-type="string">
            <text:p>illegal</text:p>
          </table:table-cell>
          <table:table-cell table:style-name="ce7" office:value-type="string">
            <text:p>cck(li,r)</text:p>
          </table:table-cell>
          <table:table-cell table:number-columns-repeated="2" table:style-name="ce8" office:value-type="string">
            <text:p>illegal</text:p>
          </table:table-cell>
          <table:table-cell table:style-name="ce7" office:value-type="string">
            <text:p>cck(li,r)</text:p>
          </table:table-cell>
          <table:table-cell table:style-name="ce7" office:value-type="string">
            <text:p>cck(li,r)</text:p>
          </table:table-cell>
          <table:table-cell table:style-name="ce8" office:value-type="string">
            <text:p>illegal</text:p>
          </table:table-cell>
          <table:table-cell office:value-type="string">
            <text:p>cck(li,r)</text:p>
          </table:table-cell>
          <table:table-cell table:number-columns-repeated="2" office:value-type="string">
            <text:p>illegal</text:p>
          </table:table-cell>
          <table:table-cell office:value-type="string">
            <text:p>cck(li,r)</text:p>
          </table:table-cell>
          <table:table-cell office:value-type="string">
            <text:p>cck(li,r)</text:p>
          </table:table-cell>
          <table:table-cell office:value-type="string">
            <text:p>illegal</text:p>
          </table:table-cell>
          <table:table-cell table:style-name="ce7" office:value-type="string">
            <text:p>cck(li,rj)</text:p>
          </table:table-cell>
          <table:table-cell table:style-name="ce7" office:value-type="string">
            <text:p>cck(li,rj)</text:p>
          </table:table-cell>
          <table:table-cell table:style-name="ce11" office:value-type="string">
            <text:p>cck(li,rj)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4" office:value-type="string">
            <text:p>cc expr nums</text:p>
          </table:table-cell>
          <table:table-cell table:number-columns-repeated="17"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4" office:value-type="string">
            <text:p>rep expr</text:p>
          </table:table-cell>
          <table:table-cell table:number-columns-repeated="17" table:style-name="ce8" office:value-type="string">
            <text:p>illegal</text:p>
          </table:table-cell>
          <table:table-cell table:number-columns-repeated="2" office:value-type="string">
            <text:p>illegal</text:p>
          </table:table-cell>
          <table:table-cell table:number-columns-repeated="2" table:style-name="ce8" office:value-type="string">
            <text:p>illegal</text:p>
          </table:table-cell>
          <table:table-cell table:number-columns-repeated="4" office:value-type="string">
            <text:p>illegal</text:p>
          </table:table-cell>
        </table:table-row>
        <table:table-row table:style-name="ro1" table:number-rows-repeated="2">
          <table:table-cell/>
          <table:table-cell table:style-name="Default" table:number-columns-repeated="26"/>
        </table:table-row>
        <table:table-row table:style-name="ro1">
          <table:table-cell/>
          <table:table-cell table:style-name="Default"/>
          <table:table-cell table:style-name="Default" office:value-type="string">
            <text:p>cck(x,y) = connection compatibility check of pair objects x and y</text:p>
          </table:table-cell>
          <table:table-cell table:style-name="Default" table:number-columns-repeated="24"/>
        </table:table-row>
        <table:table-row table:style-name="ro1">
          <table:table-cell/>
          <table:table-cell table:style-name="Default"/>
          <table:table-cell table:style-name="Default" office:value-type="string">
            <text:p>l = LHS object</text:p>
          </table:table-cell>
          <table:table-cell table:style-name="Default" table:number-columns-repeated="24"/>
        </table:table-row>
        <table:table-row table:style-name="ro1">
          <table:table-cell/>
          <table:table-cell table:style-name="Default"/>
          <table:table-cell table:style-name="Default" office:value-type="string">
            <text:p>r = RHS object</text:p>
          </table:table-cell>
          <table:table-cell table:style-name="Default" table:number-columns-repeated="24"/>
        </table:table-row>
        <table:table-row table:style-name="ro1">
          <table:table-cell/>
          <table:table-cell table:style-name="Default"/>
          <table:table-cell table:style-name="Default" office:value-type="string">
            <text:p>ld = driver of the LHS object</text:p>
          </table:table-cell>
          <table:table-cell table:style-name="Default" table:number-columns-repeated="24"/>
        </table:table-row>
        <table:table-row table:style-name="ro1">
          <table:table-cell/>
          <table:table-cell table:style-name="Default"/>
          <table:table-cell table:style-name="Default" office:value-type="string">
            <text:p>rd = driver of the RHS object</text:p>
          </table:table-cell>
          <table:table-cell table:style-name="Default" table:number-columns-repeated="24"/>
        </table:table-row>
        <table:table-row table:style-name="ro1">
          <table:table-cell/>
          <table:table-cell table:style-name="Default"/>
          <table:table-cell table:style-name="Default" office:value-type="string">
            <text:p>rj = object j or driver of object j in the LHS expr</text:p>
          </table:table-cell>
          <table:table-cell table:style-name="Default" table:number-columns-repeated="24"/>
        </table:table-row>
        <table:table-row table:style-name="ro1">
          <table:table-cell/>
          <table:table-cell table:style-name="Default"/>
          <table:table-cell table:style-name="Default" office:value-type="string">
            <text:p>li = object i or driver of object i in the LHS expr</text:p>
          </table:table-cell>
          <table:table-cell table:style-name="Default" table:number-columns-repeated="24"/>
        </table:table-row>
      </table:table>
      <table:table table:name="F2A" table:style-name="ta1" table:print="false">
        <office:forms form:automatic-focus="false" form:apply-design-mode="false"/>
        <table:table-column table:style-name="co11" table:default-cell-style-name="Default"/>
        <table:table-column table:style-name="co10" table:default-cell-style-name="Default"/>
        <table:table-column table:style-name="co11" table:number-columns-repeated="12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>
            <text:p>Actual errors</text:p>
          </table:table-cell>
          <table:table-cell/>
          <table:table-cell table:style-name="ce5"/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s.ps</text:p>
          </table:table-cell>
          <table:table-cell table:style-name="ce13" office:value-type="string">
            <office:annotation draw:style-name="gr2" draw:text-style-name="P2" svg:width="1.1413in" svg:height="0.4909in" svg:x="2.9031in" svg:y="0.0004in" draw:caption-point-x="-2.9031in" draw:caption-point-y="-0.0004in">
              <dc:creator>bb</dc:creator>
              <dc:date>2008-07-17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sg.s.ps</text:p>
          </table:table-cell>
          <table:table-cell table:style-name="ce13" office:value-type="string">
            <office:annotation draw:style-name="gr2" draw:text-style-name="P2" svg:width="1.1413in" svg:height="0.4909in" svg:x="2.9031in" svg:y="0.0677in" draw:caption-point-x="-2.9031in" draw:caption-point-y="-0.0677in">
              <dc:creator>bb</dc:creator>
              <dc:date>2008-07-17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sg.sg.s.ps</text:p>
          </table:table-cell>
          <table:table-cell table:style-name="ce13" office:value-type="string">
            <office:annotation draw:style-name="gr2" draw:text-style-name="P2" svg:width="1.1413in" svg:height="0.4909in" svg:x="2.9031in" svg:y="0.287in" draw:caption-point-x="-2.9031in" draw:caption-point-y="-0.287in">
              <dc:creator>bb</dc:creator>
              <dc:date>2008-07-17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p – input ps</text:p>
          </table:table-cell>
          <table:table-cell table:style-name="ce13" office:value-type="string">
            <office:annotation draw:style-name="gr2" draw:text-style-name="P2" svg:width="1.1413in" svg:height="0.4909in" svg:x="3.0382in" svg:y="0.5063in" draw:caption-point-x="-3.0382in" draw:caption-point-y="-0.5063in">
              <dc:creator>bb</dc:creator>
              <dc:date>2008-07-17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c – input ps</text:p>
          </table:table-cell>
          <table:table-cell table:style-name="ce13" office:value-type="string">
            <office:annotation draw:style-name="gr2" draw:text-style-name="P2" svg:width="1.1413in" svg:height="0.4909in" svg:x="3.0382in" svg:y="0.7256in" draw:caption-point-x="-3.0382in" draw:caption-point-y="-0.7256in">
              <dc:creator>bb</dc:creator>
              <dc:date>2008-07-18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p – output ps</text:p>
          </table:table-cell>
          <table:table-cell table:style-name="ce13" office:value-type="string">
            <office:annotation draw:style-name="gr2" draw:text-style-name="P2" svg:width="1.1413in" svg:height="0.4909in" svg:x="3.0382in" svg:y="0.9449in" draw:caption-point-x="-3.0382in" draw:caption-point-y="-0.9449in">
              <dc:creator>bb</dc:creator>
              <dc:date>2008-07-17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c – output ps</text:p>
          </table:table-cell>
          <table:table-cell table:style-name="ce13" office:value-type="string">
            <office:annotation draw:style-name="gr2" draw:text-style-name="P2" svg:width="1.1413in" svg:height="0.4909in" svg:x="3.0382in" svg:y="1.1642in" draw:caption-point-x="-3.0382in" draw:caption-point-y="-1.1642in">
              <dc:creator>bb</dc:creator>
              <dc:date>2008-07-18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p – inout ps</text:p>
          </table:table-cell>
          <table:table-cell table:style-name="ce13" office:value-type="string">
            <office:annotation draw:style-name="gr2" draw:text-style-name="P2" svg:width="1.1413in" svg:height="0.4909in" svg:x="3.0382in" svg:y="1.3835in" draw:caption-point-x="-3.0382in" draw:caption-point-y="-1.3835in">
              <dc:creator>bb</dc:creator>
              <dc:date>2008-07-17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c – inout ps</text:p>
          </table:table-cell>
          <table:table-cell table:style-name="ce13" office:value-type="string">
            <office:annotation draw:style-name="gr2" draw:text-style-name="P2" svg:width="1.1413in" svg:height="0.4909in" svg:x="3.0382in" svg:y="1.6028in" draw:caption-point-x="-3.0382in" draw:caption-point-y="-1.6028in">
              <dc:creator>bb</dc:creator>
              <dc:date>2008-07-18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12" office:value-type="string">
            <text:p>op expr</text:p>
          </table:table-cell>
          <table:table-cell table:style-name="ce13" office:value-type="string">
            <office:annotation draw:style-name="gr2" draw:text-style-name="P2" svg:width="1.1413in" svg:height="0.4909in" svg:x="3.0382in" svg:y="1.822in" draw:caption-point-x="-3.0382in" draw:caption-point-y="-1.822in">
              <dc:creator>bb</dc:creator>
              <dc:date>2008-07-18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12" office:value-type="string">
            <text:p>cc expr vars</text:p>
          </table:table-cell>
          <table:table-cell table:style-name="ce13" office:value-type="string">
            <office:annotation draw:style-name="gr2" draw:text-style-name="P2" svg:width="1.1413in" svg:height="0.4909in" svg:x="3.0382in" svg:y="2.0413in" draw:caption-point-x="-3.0382in" draw:caption-point-y="-2.0413in">
              <dc:creator>bb</dc:creator>
              <dc:date>2008-07-18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12" office:value-type="string">
            <text:p>cc expr nums</text:p>
          </table:table-cell>
          <table:table-cell table:style-name="ce13" office:value-type="string">
            <office:annotation draw:style-name="gr2" draw:text-style-name="P2" svg:width="1.1413in" svg:height="0.4909in" svg:x="3.0382in" svg:y="2.2606in" draw:caption-point-x="-3.0382in" draw:caption-point-y="-2.2606in">
              <dc:creator>bb</dc:creator>
              <dc:date>2008-07-18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>
          <table:table-cell office:value-type="string">
            <text:p>FORMALS</text:p>
          </table:table-cell>
          <table:table-cell table:style-name="ce12" office:value-type="string">
            <text:p>rep expr</text:p>
          </table:table-cell>
          <table:table-cell table:style-name="ce13" office:value-type="string">
            <office:annotation draw:style-name="gr2" draw:text-style-name="P2" svg:width="1.1413in" svg:height="0.4909in" svg:x="3.0382in" svg:y="2.4799in" draw:caption-point-x="-3.0382in" draw:caption-point-y="-2.4799in">
              <dc:creator>bb</dc:creator>
              <dc:date>2008-07-18T00:00:00</dc:date>
              <text:p text:style-name="P1"><text:span text:style-name="T1">f2a_part_sel_invalid1.pl</text:span></text:p>
            </office:annotation>
            <text:p>illegal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Combinations of formals and actuals that are errors and checks that make f2a involving part select valid</text:p>
          </table:table-cell>
          <table:table-cell/>
          <table:table-cell table:style-name="ce5" table:number-columns-repeated="12"/>
        </table:table-row>
        <table:table-row table:style-name="ro1">
          <table:table-cell office:value-type="string">
            <text:p>F2A</text:p>
          </table:table-cell>
          <table:table-cell/>
          <table:table-cell table:number-columns-repeated="12" table:style-name="ce5" office:value-type="string">
            <text:p>Actual</text:p>
          </table:table-cell>
        </table:table-row>
        <table:table-row table:style-name="ro1">
          <table:table-cell table:number-columns-repeated="2"/>
          <table:table-cell table:style-name="ce5" office:value-type="string">
            <text:p>s.ps</text:p>
          </table:table-cell>
          <table:table-cell table:style-name="ce5" office:value-type="string">
            <text:p>sg.s.ps</text:p>
          </table:table-cell>
          <table:table-cell table:style-name="ce5" office:value-type="string">
            <text:p>sg.sg.s.ps</text:p>
          </table:table-cell>
          <table:table-cell table:style-name="ce5" office:value-type="string">
            <text:p>p – input ps</text:p>
          </table:table-cell>
          <table:table-cell table:style-name="ce5" office:value-type="string">
            <text:p>c – input ps</text:p>
          </table:table-cell>
          <table:table-cell table:style-name="ce5" office:value-type="string">
            <text:p>p – output ps</text:p>
          </table:table-cell>
          <table:table-cell table:style-name="ce5" office:value-type="string">
            <text:p>c – output ps</text:p>
          </table:table-cell>
          <table:table-cell table:style-name="ce5" office:value-type="string">
            <text:p>p – inout ps</text:p>
          </table:table-cell>
          <table:table-cell table:style-name="ce5" office:value-type="string">
            <text:p>c – inout ps</text:p>
          </table:table-cell>
          <table:table-cell table:style-name="ce15" office:value-type="string">
            <text:p>op expr</text:p>
          </table:table-cell>
          <table:table-cell table:style-name="ce15" office:value-type="string">
            <text:p>concat expr</text:p>
          </table:table-cell>
          <table:table-cell table:style-name="ce15" office:value-type="string">
            <text:p>rep expr</text:p>
          </table:table-cell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ifc</text:p>
          </table:table-cell>
          <table:table-cell table:style-name="ce13" office:value-type="string">
            <office:annotation draw:style-name="gr2" draw:text-style-name="P2" svg:width="1.1413in" svg:height="0.4909in" svg:x="3.0382in" svg:y="3.7961in" draw:caption-point-x="-3.0382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3.9272in" svg:y="3.7961in" draw:caption-point-x="-3.9272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4.8161in" svg:y="3.7961in" draw:caption-point-x="-4.8161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5.7051in" svg:y="3.7961in" draw:caption-point-x="-5.7051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6.5941in" svg:y="3.7961in" draw:caption-point-x="-6.5941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7.4831in" svg:y="3.7961in" draw:caption-point-x="-7.4831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8.372in" svg:y="3.7961in" draw:caption-point-x="-8.372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9.261in" svg:y="3.7961in" draw:caption-point-x="-9.261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10.1504in" svg:y="3.7961in" draw:caption-point-x="-10.1504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11.0394in" svg:y="3.7961in" draw:caption-point-x="-11.0394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11.9283in" svg:y="3.7961in" draw:caption-point-x="-11.9283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12.8173in" svg:y="3.7961in" draw:caption-point-x="-12.8173in" draw:caption-point-y="-3.7961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ifc.ifc</text:p>
          </table:table-cell>
          <table:table-cell table:style-name="ce13" office:value-type="string">
            <office:annotation draw:style-name="gr2" draw:text-style-name="P2" svg:width="1.1413in" svg:height="0.4909in" svg:x="3.0382in" svg:y="4.0154in" draw:caption-point-x="-3.0382in" draw:caption-point-y="-4.0154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3.9272in" svg:y="4.0154in" draw:caption-point-x="-3.9272in" draw:caption-point-y="-4.0154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4.8161in" svg:y="4.015in" draw:caption-point-x="-4.8161in" draw:caption-point-y="-4.015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5.7051in" svg:y="4.015in" draw:caption-point-x="-5.7051in" draw:caption-point-y="-4.015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6.5941in" svg:y="4.015in" draw:caption-point-x="-6.5941in" draw:caption-point-y="-4.015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7.4831in" svg:y="4.015in" draw:caption-point-x="-7.4831in" draw:caption-point-y="-4.015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8.372in" svg:y="4.015in" draw:caption-point-x="-8.372in" draw:caption-point-y="-4.015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9.261in" svg:y="4.015in" draw:caption-point-x="-9.261in" draw:caption-point-y="-4.015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10.1504in" svg:y="4.015in" draw:caption-point-x="-10.1504in" draw:caption-point-y="-4.015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11.0394in" svg:y="4.015in" draw:caption-point-x="-11.0394in" draw:caption-point-y="-4.015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11.9283in" svg:y="4.015in" draw:caption-point-x="-11.9283in" draw:caption-point-y="-4.015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  <table:table-cell table:style-name="ce13" office:value-type="string">
            <office:annotation draw:style-name="gr2" draw:text-style-name="P2" svg:width="1.1413in" svg:height="0.4909in" svg:x="12.8173in" svg:y="4.015in" draw:caption-point-x="-12.8173in" draw:caption-point-y="-4.015in">
              <dc:creator>bb</dc:creator>
              <dc:date>2008-07-18T00:00:00</dc:date>
              <text:p text:style-name="P1"><text:span text:style-name="T1">f2a_part_sel_invalid2.pl</text:span></text:p>
            </office:annotation>
            <text:p>illegal</text:p>
          </table:table-cell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c – input</text:p>
          </table:table-cell>
          <table:table-cell office:value-type="string">
            <office:annotation draw:style-name="gr3" draw:text-style-name="P2" svg:width="1.1413in" svg:height="0.9028in" svg:x="3.0382in" svg:y="4.2346in" draw:caption-point-x="-3.0382in" draw:caption-point-y="-4.2346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office:value-type="string">
            <office:annotation draw:style-name="gr3" draw:text-style-name="P2" svg:width="1.1413in" svg:height="0.9028in" svg:x="3.9272in" svg:y="4.2346in" draw:caption-point-x="-3.9272in" draw:caption-point-y="-4.2346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office:value-type="string">
            <office:annotation draw:style-name="gr3" draw:text-style-name="P2" svg:width="1.1413in" svg:height="0.9028in" svg:x="4.8161in" svg:y="4.2346in" draw:caption-point-x="-4.8161in" draw:caption-point-y="-4.2346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office:value-type="string">
            <office:annotation draw:style-name="gr3" draw:text-style-name="P2" svg:width="1.1413in" svg:height="0.9028in" svg:x="5.7051in" svg:y="4.2346in" draw:caption-point-x="-5.7051in" draw:caption-point-y="-4.2346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table:style-name="ce14" office:value-type="string">
            <text:p>wf=wa</text:p>
          </table:table-cell>
          <table:table-cell table:style-name="ce14" office:value-type="string">
            <office:annotation draw:style-name="gr3" draw:text-style-name="P2" svg:width="1.1413in" svg:height="0.9028in" svg:x="7.4831in" svg:y="4.2346in" draw:caption-point-x="-7.4831in" draw:caption-point-y="-4.2346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wa</text:p>
          </table:table-cell>
          <table:table-cell table:style-name="ce14" office:value-type="string">
            <text:p>wf=wa</text:p>
          </table:table-cell>
          <table:table-cell table:style-name="ce14" office:value-type="string">
            <office:annotation draw:style-name="gr3" draw:text-style-name="P2" svg:width="1.1413in" svg:height="0.9028in" svg:x="9.261in" svg:y="4.2346in" draw:caption-point-x="-9.261in" draw:caption-point-y="-4.2346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table:style-name="ce14" office:value-type="string">
            <text:p>wf=wa</text:p>
          </table:table-cell>
          <table:table-cell office:value-type="string">
            <office:annotation draw:style-name="gr3" draw:text-style-name="P2" svg:width="1.1413in" svg:height="0.9028in" svg:x="11.0394in" svg:y="4.2346in" draw:caption-point-x="-11.0394in" draw:caption-point-y="-4.2346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max(wai)</text:p>
          </table:table-cell>
          <table:table-cell office:value-type="string">
            <office:annotation draw:style-name="gr3" draw:text-style-name="P2" svg:width="1.1413in" svg:height="0.9028in" svg:x="11.9283in" svg:y="4.2346in" draw:caption-point-x="-11.9283in" draw:caption-point-y="-4.2346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sum(waj)</text:p>
          </table:table-cell>
          <table:table-cell office:value-type="string">
            <office:annotation draw:style-name="gr3" draw:text-style-name="P2" svg:width="1.1413in" svg:height="0.9028in" svg:x="12.8173in" svg:y="4.2346in" draw:caption-point-x="-12.8173in" draw:caption-point-y="-4.2346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R*wa</text:p>
          </table:table-cell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c – output</text:p>
          </table:table-cell>
          <table:table-cell office:value-type="string">
            <office:annotation draw:style-name="gr3" draw:text-style-name="P2" svg:width="1.1413in" svg:height="0.9028in" svg:x="3.0382in" svg:y="4.4539in" draw:caption-point-x="-3.0382in" draw:caption-point-y="-4.4539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office:value-type="string">
            <office:annotation draw:style-name="gr3" draw:text-style-name="P2" svg:width="1.1413in" svg:height="0.9028in" svg:x="3.9272in" svg:y="4.4539in" draw:caption-point-x="-3.9272in" draw:caption-point-y="-4.4539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office:value-type="string">
            <office:annotation draw:style-name="gr3" draw:text-style-name="P2" svg:width="1.1413in" svg:height="0.9028in" svg:x="4.8161in" svg:y="4.4539in" draw:caption-point-x="-4.8161in" draw:caption-point-y="-4.4539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table:style-name="ce14" office:value-type="string">
            <office:annotation draw:style-name="gr3" draw:text-style-name="P2" svg:width="1.1413in" svg:height="0.9028in" svg:x="5.7051in" svg:y="4.4539in" draw:caption-point-x="-5.7051in" draw:caption-point-y="-4.4539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wa</text:p>
          </table:table-cell>
          <table:table-cell table:style-name="ce14" office:value-type="string">
            <text:p>wf=wa</text:p>
          </table:table-cell>
          <table:table-cell table:style-name="ce14" office:value-type="string">
            <office:annotation draw:style-name="gr3" draw:text-style-name="P2" svg:width="1.1413in" svg:height="0.9028in" svg:x="7.4831in" svg:y="4.4539in" draw:caption-point-x="-7.4831in" draw:caption-point-y="-4.4539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table:style-name="ce14" office:value-type="string">
            <text:p>wf=wa</text:p>
          </table:table-cell>
          <table:table-cell table:style-name="ce14" office:value-type="string">
            <office:annotation draw:style-name="gr3" draw:text-style-name="P2" svg:width="1.1413in" svg:height="0.9028in" svg:x="9.261in" svg:y="4.4539in" draw:caption-point-x="-9.261in" draw:caption-point-y="-4.4539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wa</text:p>
          </table:table-cell>
          <table:table-cell table:style-name="ce14" office:value-type="string">
            <text:p>wf=wa</text:p>
          </table:table-cell>
          <table:table-cell office:value-type="string">
            <office:annotation draw:style-name="gr3" draw:text-style-name="P2" svg:width="1.1413in" svg:height="0.9028in" svg:x="11.0394in" svg:y="4.4539in" draw:caption-point-x="-11.0394in" draw:caption-point-y="-4.4539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max(wai)</text:p>
          </table:table-cell>
          <table:table-cell office:value-type="string">
            <office:annotation draw:style-name="gr3" draw:text-style-name="P2" svg:width="1.1413in" svg:height="0.9028in" svg:x="11.9283in" svg:y="4.4539in" draw:caption-point-x="-11.9283in" draw:caption-point-y="-4.4539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sum(waj)</text:p>
          </table:table-cell>
          <table:table-cell office:value-type="string">
            <office:annotation draw:style-name="gr3" draw:text-style-name="P2" svg:width="1.1413in" svg:height="0.9028in" svg:x="12.8173in" svg:y="4.4539in" draw:caption-point-x="-12.8173in" draw:caption-point-y="-4.4539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R*wa</text:p>
          </table:table-cell>
        </table:table-row>
        <table:table-row table:style-name="ro1">
          <table:table-cell office:value-type="string">
            <text:p>FORMALS</text:p>
          </table:table-cell>
          <table:table-cell table:style-name="ce5" office:value-type="string">
            <text:p>c – inout</text:p>
          </table:table-cell>
          <table:table-cell office:value-type="string">
            <office:annotation draw:style-name="gr3" draw:text-style-name="P2" svg:width="1.1413in" svg:height="0.9028in" svg:x="3.0382in" svg:y="4.6732in" draw:caption-point-x="-3.0382in" draw:caption-point-y="-4.6732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office:value-type="string">
            <office:annotation draw:style-name="gr3" draw:text-style-name="P2" svg:width="1.1413in" svg:height="0.9028in" svg:x="3.9272in" svg:y="4.6732in" draw:caption-point-x="-3.9272in" draw:caption-point-y="-4.6732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office:value-type="string">
            <office:annotation draw:style-name="gr3" draw:text-style-name="P2" svg:width="1.1413in" svg:height="0.9028in" svg:x="4.8161in" svg:y="4.6732in" draw:caption-point-x="-4.8161in" draw:caption-point-y="-4.6732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table:style-name="ce14" office:value-type="string">
            <office:annotation draw:style-name="gr3" draw:text-style-name="P2" svg:width="1.1413in" svg:height="0.9028in" svg:x="5.7051in" svg:y="4.6732in" draw:caption-point-x="-5.7051in" draw:caption-point-y="-4.6732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wa</text:p>
          </table:table-cell>
          <table:table-cell table:style-name="ce14" office:value-type="string">
            <text:p>wf=wa</text:p>
          </table:table-cell>
          <table:table-cell table:style-name="ce14" office:value-type="string">
            <office:annotation draw:style-name="gr3" draw:text-style-name="P2" svg:width="1.1413in" svg:height="0.9028in" svg:x="7.4831in" svg:y="4.6732in" draw:caption-point-x="-7.4831in" draw:caption-point-y="-4.6732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wa</text:p>
          </table:table-cell>
          <table:table-cell table:style-name="ce14" office:value-type="string">
            <text:p>wf=wa</text:p>
          </table:table-cell>
          <table:table-cell table:style-name="ce14" office:value-type="string">
            <office:annotation draw:style-name="gr3" draw:text-style-name="P2" svg:width="1.1413in" svg:height="0.9028in" svg:x="9.261in" svg:y="4.6732in" draw:caption-point-x="-9.261in" draw:caption-point-y="-4.6732in">
              <dc:creator>bb</dc:creator>
              <dc:date>2008-07-28T00:00:00</dc:date>
              <text:p text:style-name="P1"><text:span text:style-name="T1">f2a_part_sel_valid1.pl</text:span></text:p>
              <text:p text:style-name="P1"><text:span text:style-name="T1">f2a_part_sel_valid3.pl</text:span></text:p>
            </office:annotation>
            <text:p>wf=wa</text:p>
          </table:table-cell>
          <table:table-cell table:style-name="ce14" office:value-type="string">
            <text:p>wf=wa</text:p>
          </table:table-cell>
          <table:table-cell office:value-type="string">
            <office:annotation draw:style-name="gr3" draw:text-style-name="P2" svg:width="1.1413in" svg:height="0.9028in" svg:x="11.0394in" svg:y="4.6732in" draw:caption-point-x="-11.0394in" draw:caption-point-y="-4.6732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max(wai)</text:p>
          </table:table-cell>
          <table:table-cell office:value-type="string">
            <office:annotation draw:style-name="gr3" draw:text-style-name="P2" svg:width="1.1413in" svg:height="0.9028in" svg:x="11.9283in" svg:y="4.6732in" draw:caption-point-x="-11.9283in" draw:caption-point-y="-4.6732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sum(waj)</text:p>
          </table:table-cell>
          <table:table-cell office:value-type="string">
            <office:annotation draw:style-name="gr3" draw:text-style-name="P2" svg:width="1.1413in" svg:height="0.9028in" svg:x="12.8173in" svg:y="4.6732in" draw:caption-point-x="-12.8173in" draw:caption-point-y="-4.6732in">
              <dc:creator>bb</dc:creator>
              <dc:date>2008-07-28T00:00:00</dc:date>
              <text:p text:style-name="P1"><text:span text:style-name="T1">f2a_part_sel_valid2.pl</text:span></text:p>
              <text:p text:style-name="P1"><text:span text:style-name="T1">f2a_part_sel_valid4.pl</text:span></text:p>
            </office:annotation>
            <text:p>wf=R*wa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wf = width of the formal object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wa = width of the actual object or replicated object in the rep exp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waj = width of the j object in the op/cc exp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R = replication number in a rep expr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LHS on LHS of driving assign statement</text:p>
          </table:table-cell>
          <table:table-cell table:number-columns-repeated="13"/>
        </table:table-row>
        <table:table-row table:style-name="ro1">
          <table:table-cell office:value-type="string">
            <text:p>RHS only on RHS of f2a or assign</text:p>
          </table:table-cell>
          <table:table-cell table:number-columns-repeated="13"/>
        </table:table-row>
        <table:table-row table:style-name="ro1">
          <table:table-cell office:value-type="string">
            <text:p>e = expression</text:p>
          </table:table-cell>
          <table:table-cell table:number-columns-repeated="13"/>
        </table:table-row>
        <table:table-row table:style-name="ro1">
          <table:table-cell office:value-type="string">
            <text:p>i = input ( could be &lt;instance_path&gt;.i )</text:p>
          </table:table-cell>
          <table:table-cell table:number-columns-repeated="13"/>
        </table:table-row>
        <table:table-row table:style-name="ro1">
          <table:table-cell office:value-type="string">
            <text:p>o = output ( could be &lt;instance_path&gt;.o )</text:p>
          </table:table-cell>
          <table:table-cell table:number-columns-repeated="13"/>
        </table:table-row>
        <table:table-row table:style-name="ro1">
          <table:table-cell office:value-type="string">
            <text:p>io = inout (could be &lt;instance_path&gt;.io )</text:p>
          </table:table-cell>
          <table:table-cell table:number-columns-repeated="13"/>
        </table:table-row>
        <table:table-row table:style-name="ro1">
          <table:table-cell office:value-type="string">
            <text:p>cc = concat</text:p>
          </table:table-cell>
          <table:table-cell table:number-columns-repeated="13"/>
        </table:table-row>
        <table:table-row table:style-name="ro1">
          <table:table-cell office:value-type="string">
            <text:p>p = parent</text:p>
          </table:table-cell>
          <table:table-cell table:number-columns-repeated="13"/>
        </table:table-row>
        <table:table-row table:style-name="ro1">
          <table:table-cell office:value-type="string">
            <text:p>c = child</text:p>
          </table:table-cell>
          <table:table-cell table:number-columns-repeated="13"/>
        </table:table-row>
        <table:table-row table:style-name="ro1">
          <table:table-cell office:value-type="string">
            <text:p>s = signal</text:p>
          </table:table-cell>
          <table:table-cell table:number-columns-repeated="13"/>
        </table:table-row>
        <table:table-row table:style-name="ro1">
          <table:table-cell office:value-type="string">
            <text:p>sg = signal group</text:p>
          </table:table-cell>
          <table:table-cell table:number-columns-repeated="13"/>
        </table:table-row>
        <table:table-row table:style-name="ro1">
          <table:table-cell office:value-type="string">
            <text:p>ps = part select</text:p>
          </table:table-cell>
          <table:table-cell table:number-columns-repeated="13"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8">07/28/2008</text:date>, <text:time>16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ristian Haba</meta:initial-creator>
    <meta:creation-date>2008-07-10T18:19:28</meta:creation-date>
    <dc:creator>Ezaru Petronela</dc:creator>
    <dc:date>2008-07-28T16:37:46</dc:date>
    <dc:language>en-US</dc:language>
    <meta:editing-cycles>96</meta:editing-cycles>
    <meta:editing-duration>P2DT5H40M56S</meta:editing-duration>
    <meta:user-defined meta:name="Info 1"/>
    <meta:user-defined meta:name="Info 2"/>
    <meta:user-defined meta:name="Info 3"/>
    <meta:user-defined meta:name="Info 4"/>
    <meta:document-statistic meta:table-count="3" meta:cell-count="1571"/>
  </office:meta>
</office:document-meta>
</file>